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525in" fo:margin-left="0.075in" table:align="left"/>
    </style:style>
    <style:style style:name="Table1.A" style:family="table-column">
      <style:table-column-properties style:column-width="1.525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in"/>
    </style:style>
    <style:style style:name="Table1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25in" fo:margin-left="0.125in" fo:margin-top="0in" fo:margin-bottom="0in" table:align="left" style:writing-mode="lr-tb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in"/>
    </style:style>
    <style:style style:name="Table2.1" style:family="table-row">
      <style:table-row-properties style:min-row-height="0.1875in" fo:keep-together="auto"/>
    </style:style>
    <style:style style:name="Table2.A1" style:family="table-cell">
      <style:table-cell-properties fo:padding-left="0.075in" fo:padding-right="0.075in" fo:padding-top="0in" fo:padding-bottom="0in" fo:border-left="2.25pt solid #000000" fo:border-right="0.5pt solid #000000" fo:border-top="2.25pt solid #000000" fo:border-bottom="0.5pt solid #000000"/>
    </style:style>
    <style:style style:name="Table2.B1" style:family="table-cell">
      <style:table-cell-properties fo:padding-left="0.075in" fo:padding-right="0.075in" fo:padding-top="0in" fo:padding-bottom="0in" fo:border-left="0.5pt solid #000000" fo:border-right="2.25pt solid #000000" fo:border-top="2.25pt solid #000000" fo:border-bottom="0.5pt solid #000000"/>
    </style:style>
    <style:style style:name="Table2.2" style:family="table-row">
      <style:table-row-properties style:min-row-height="0.1806in" fo:keep-together="auto"/>
    </style:style>
    <style:style style:name="Table2.A2" style:family="table-cell">
      <style:table-cell-properties fo:padding-left="0.075in" fo:padding-right="0.075in" fo:padding-top="0in" fo:padding-bottom="0in" fo:border-left="2.25pt solid #000000" fo:border-right="0.5pt solid #000000" fo:border-top="0.5pt solid #000000" fo:border-bottom="0.5pt solid #000000"/>
    </style:style>
    <style:style style:name="Table2.B2" style:family="table-cell">
      <style:table-cell-properties fo:padding-left="0.075in" fo:padding-right="0.075in" fo:padding-top="0in" fo:padding-bottom="0in" fo:border-left="0.5pt solid #000000" fo:border-right="2.25pt solid #000000" fo:border-top="0.5pt solid #000000" fo:border-bottom="0.5pt solid #000000"/>
    </style:style>
    <style:style style:name="Table2.A3" style:family="table-cell">
      <style:table-cell-properties fo:padding-left="0.075in" fo:padding-right="0.075in" fo:padding-top="0in" fo:padding-bottom="0in" fo:border-left="2.25pt solid #000000" fo:border-right="0.5pt solid #000000" fo:border-top="0.5pt solid #000000" fo:border-bottom="2.25pt solid #000000"/>
    </style:style>
    <style:style style:name="Table2.B3" style:family="table-cell">
      <style:table-cell-properties fo:padding-left="0.075in" fo:padding-right="0.075in" fo:padding-top="0in" fo:padding-bottom="0in" fo:border-left="0.5pt solid #000000" fo:border-right="2.25pt solid #000000" fo:border-top="0.5pt solid #000000" fo:border-bottom="2.25pt solid #000000"/>
    </style:style>
    <style:style style:name="Table2.A5" style:family="table-cell">
      <style:table-cell-properties fo:padding-left="0.075in" fo:padding-right="0.075in" fo:padding-top="0in" fo:padding-bottom="0in" fo:border-left="2.25pt solid #000000" fo:border-right="0.5pt solid #000000" fo:border-top="2.25pt solid #000000" fo:border-bottom="2.25pt solid #000000"/>
    </style:style>
    <style:style style:name="Table2.B5" style:family="table-cell">
      <style:table-cell-properties fo:padding-left="0.075in" fo:padding-right="0.075in" fo:padding-top="0in" fo:padding-bottom="0in" fo:border-left="0.5pt solid #000000" fo:border-right="2.25pt solid #000000" fo:border-top="2.25pt solid #000000" fo:border-bottom="2.25pt solid #000000"/>
    </style:style>
    <style:style style:name="Table3" style:family="table">
      <style:table-properties style:width="6.25in" fo:margin-left="0.12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5in"/>
    </style:style>
    <style:style style:name="Table3.1" style:family="table-row">
      <style:table-row-properties style:min-row-height="0.1875in" fo:keep-together="auto"/>
    </style:style>
    <style:style style:name="Table3.A1" style:family="table-cell">
      <style:table-cell-properties fo:padding-left="0.075in" fo:padding-right="0.075in" fo:padding-top="0in" fo:padding-bottom="0in" fo:border-left="2.25pt solid #000000" fo:border-right="0.5pt solid #000000" fo:border-top="2.25pt solid #000000" fo:border-bottom="0.5pt solid #000000"/>
    </style:style>
    <style:style style:name="Table3.B1" style:family="table-cell">
      <style:table-cell-properties fo:padding-left="0.075in" fo:padding-right="0.075in" fo:padding-top="0in" fo:padding-bottom="0in" fo:border-left="0.5pt solid #000000" fo:border-right="2.25pt solid #000000" fo:border-top="2.25pt solid #000000" fo:border-bottom="0.5pt solid #000000"/>
    </style:style>
    <style:style style:name="Table3.2" style:family="table-row">
      <style:table-row-properties style:min-row-height="0.1806in" fo:keep-together="auto"/>
    </style:style>
    <style:style style:name="Table3.A2" style:family="table-cell">
      <style:table-cell-properties fo:padding-left="0.075in" fo:padding-right="0.075in" fo:padding-top="0in" fo:padding-bottom="0in" fo:border-left="2.25pt solid #000000" fo:border-right="0.5pt solid #000000" fo:border-top="0.5pt solid #000000" fo:border-bottom="0.5pt solid #000000"/>
    </style:style>
    <style:style style:name="Table3.B2" style:family="table-cell">
      <style:table-cell-properties fo:padding-left="0.075in" fo:padding-right="0.075in" fo:padding-top="0in" fo:padding-bottom="0in" fo:border-left="0.5pt solid #000000" fo:border-right="2.25pt solid #000000" fo:border-top="0.5pt solid #000000" fo:border-bottom="0.5pt solid #000000"/>
    </style:style>
    <style:style style:name="Table3.A5" style:family="table-cell">
      <style:table-cell-properties fo:padding-left="0.075in" fo:padding-right="0.075in" fo:padding-top="0in" fo:padding-bottom="0in" fo:border-left="2.25pt solid #000000" fo:border-right="0.5pt solid #000000" fo:border-top="0.5pt solid #000000" fo:border-bottom="2.25pt solid #000000"/>
    </style:style>
    <style:style style:name="Table3.B5" style:family="table-cell">
      <style:table-cell-properties fo:padding-left="0.075in" fo:padding-right="0.075in" fo:padding-top="0in" fo:padding-bottom="0in" fo:border-left="0.5pt solid #000000" fo:border-right="2.25pt solid #000000" fo:border-top="0.5pt solid #000000" fo:border-bottom="2.25pt solid #000000"/>
    </style:style>
    <style:style style:name="Table3.7" style:family="table-row">
      <style:table-row-properties style:min-row-height="1.1375in" fo:keep-together="auto"/>
    </style:style>
    <style:style style:name="Table4" style:family="table">
      <style:table-properties style:width="6.5972in" fo:margin-left="-0.075in" table:align="left"/>
    </style:style>
    <style:style style:name="Table4.A" style:family="table-column">
      <style:table-column-properties style:column-width="6.5972in"/>
    </style:style>
    <style:style style:name="Table4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="1pt solid #4f81bd" style:writing-mode="lr-tb"/>
    </style:style>
    <style:style style:name="Table5" style:family="table">
      <style:table-properties style:width="6.5972in" fo:margin-left="-0.075in" table:align="left"/>
    </style:style>
    <style:style style:name="Table5.A" style:family="table-column">
      <style:table-column-properties style:column-width="6.5972in"/>
    </style:style>
    <style:style style:name="Table5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1pt solid #4f81bd" style:writing-mode="lr-tb"/>
    </style:style>
    <style:style style:name="Table6" style:family="table">
      <style:table-properties style:width="6.5972in" fo:margin-left="-0.075in" table:align="left"/>
    </style:style>
    <style:style style:name="Table6.A" style:family="table-column">
      <style:table-column-properties style:column-width="6.5972in"/>
    </style:style>
    <style:style style:name="Table6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 style:writing-mode="lr-tb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="1pt solid #4f81bd" style:writing-mode="lr-tb"/>
    </style:style>
    <style:style style:name="Table7" style:family="table">
      <style:table-properties style:width="6.5972in" fo:margin-left="-0.075in" table:align="left"/>
    </style:style>
    <style:style style:name="Table7.A" style:family="table-column">
      <style:table-column-properties style:column-width="6.5972in"/>
    </style:style>
    <style:style style:name="Table7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 style:writing-mode="lr-tb">
        <style:background-image/>
      </style:table-cell-properties>
    </style:style>
    <style:style style:name="Table7.A2" style:family="table-cell">
      <style:table-cell-properties fo:padding-left="0.075in" fo:padding-right="0.075in" fo:padding-top="0in" fo:padding-bottom="0in" fo:border="1pt solid #4f81bd" style:writing-mode="lr-tb"/>
    </style:style>
    <style:style style:name="Table8" style:family="table">
      <style:table-properties style:width="6.5972in" fo:margin-left="-0.075in" table:align="left"/>
    </style:style>
    <style:style style:name="Table8.A" style:family="table-column">
      <style:table-column-properties style:column-width="6.5972in"/>
    </style:style>
    <style:style style:name="Table8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 style:writing-mode="lr-tb">
        <style:background-image/>
      </style:table-cell-properties>
    </style:style>
    <style:style style:name="Table8.A2" style:family="table-cell">
      <style:table-cell-properties fo:padding-left="0.075in" fo:padding-right="0.075in" fo:padding-top="0in" fo:padding-bottom="0in" fo:border="1pt solid #4f81bd" style:writing-mode="lr-tb"/>
    </style:style>
    <style:style style:name="Table9" style:family="table">
      <style:table-properties style:width="6.5972in" fo:margin-left="-0.075in" table:align="left"/>
    </style:style>
    <style:style style:name="Table9.A" style:family="table-column">
      <style:table-column-properties style:column-width="6.5972in"/>
    </style:style>
    <style:style style:name="Table9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 style:writing-mode="lr-tb">
        <style:background-image/>
      </style:table-cell-properties>
    </style:style>
    <style:style style:name="Table9.A2" style:family="table-cell">
      <style:table-cell-properties fo:padding-left="0.075in" fo:padding-right="0.075in" fo:padding-top="0in" fo:padding-bottom="0in" fo:border="1pt solid #4f81bd" style:writing-mode="lr-tb"/>
    </style:style>
    <style:style style:name="Table10" style:family="table">
      <style:table-properties style:width="6.5972in" fo:margin-left="-0.075in" table:align="left"/>
    </style:style>
    <style:style style:name="Table10.A" style:family="table-column">
      <style:table-column-properties style:column-width="6.5972in"/>
    </style:style>
    <style:style style:name="Table10.A1" style:family="table-cell">
      <style:table-cell-properties style:vertical-align="middle" fo:background-color="#4f81bd" fo:padding-left="0.075in" fo:padding-right="0.075in" fo:padding-top="0in" fo:padding-bottom="0in" fo:border-left="1pt solid #4f81bd" fo:border-right="1pt solid #4f81bd" fo:border-top="1pt solid #4f81bd" fo:border-bottom="none" style:writing-mode="lr-tb">
        <style:background-image/>
      </style:table-cell-properties>
    </style:style>
    <style:style style:name="Table10.A2" style:family="table-cell">
      <style:table-cell-properties fo:padding-left="0.075in" fo:padding-right="0.075in" fo:padding-top="0in" fo:padding-bottom="0in" fo:border="1pt solid #4f81bd" style:writing-mode="lr-tb"/>
    </style:style>
    <style:style style:name="Table10.A3" style:family="table-cell">
      <style:table-cell-properties fo:padding-left="0.075in" fo:padding-right="0.075in" fo:padding-top="0in" fo:padding-bottom="0in" fo:border-left="1pt solid #4f81bd" fo:border-right="1pt solid #4f81bd" fo:border-top="none" fo:border-bottom="none" style:writing-mode="lr-tb"/>
    </style:style>
    <style:style style:name="Table10.A4" style:family="table-cell">
      <style:table-cell-properties fo:padding-left="0.075in" fo:padding-right="0.075in" fo:padding-top="0in" fo:padding-bottom="0in" fo:border="1pt solid #4f81bd" style:writing-mode="lr-tb"/>
    </style:style>
    <style:style style:name="Table10.A5" style:family="table-cell">
      <style:table-cell-properties fo:padding-left="0.075in" fo:padding-right="0.075in" fo:padding-top="0in" fo:padding-bottom="0in" fo:border-left="1pt solid #4f81bd" fo:border-right="1pt solid #4f81bd" fo:border-top="none" fo:border-bottom="none" style:writing-mode="lr-tb"/>
    </style:style>
    <style:style style:name="Table10.A6" style:family="table-cell">
      <style:table-cell-properties fo:padding-left="0.075in" fo:padding-right="0.075in" fo:padding-top="0in" fo:padding-bottom="0in" fo:border="1pt solid #4f81bd" style:writing-mode="lr-tb"/>
    </style:style>
    <style:style style:name="Table10.A7" style:family="table-cell">
      <style:table-cell-properties fo:padding-left="0.075in" fo:padding-right="0.075in" fo:padding-top="0in" fo:padding-bottom="0in" fo:border-left="1pt solid #4f81bd" fo:border-right="1pt solid #4f81bd" fo:border-top="none" fo:border-bottom="1pt solid #4f81bd" style:writing-mode="lr-tb"/>
    </style:style>
    <style:style style:name="Table11" style:family="table">
      <style:table-properties style:width="6.5972in" fo:margin-left="-0.075in" table:align="left"/>
    </style:style>
    <style:style style:name="Table11.A" style:family="table-column">
      <style:table-column-properties style:column-width="6.5972in"/>
    </style:style>
    <style:style style:name="Table11.A1" style:family="table-cell">
      <style:table-cell-properties fo:background-color="#8064a2" fo:padding-left="0.075in" fo:padding-right="0.075in" fo:padding-top="0in" fo:padding-bottom="0in" fo:border-left="1pt solid #8064a2" fo:border-right="1pt solid #8064a2" fo:border-top="1pt solid #8064a2" fo:border-bottom="none" style:writing-mode="lr-tb">
        <style:background-image/>
      </style:table-cell-properties>
    </style:style>
    <style:style style:name="Table11.A2" style:family="table-cell">
      <style:table-cell-properties fo:padding-left="0.075in" fo:padding-right="0.075in" fo:padding-top="0in" fo:padding-bottom="0in" fo:border="1pt solid #8064a2" style:writing-mode="lr-tb"/>
    </style:style>
    <style:style style:name="Table11.A3" style:family="table-cell">
      <style:table-cell-properties fo:padding-left="0.075in" fo:padding-right="0.075in" fo:padding-top="0in" fo:padding-bottom="0in" fo:border-left="1pt solid #8064a2" fo:border-right="1pt solid #8064a2" fo:border-top="none" fo:border-bottom="none" style:writing-mode="lr-tb"/>
    </style:style>
    <style:style style:name="Table11.A4" style:family="table-cell">
      <style:table-cell-properties fo:padding-left="0.075in" fo:padding-right="0.075in" fo:padding-top="0in" fo:padding-bottom="0in" fo:border="1pt solid #8064a2" style:writing-mode="lr-tb"/>
    </style:style>
    <style:style style:name="P1" style:family="paragraph" style:parent-style-name="Stopka">
      <style:paragraph-properties fo:line-height="80%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6.5in" style:type="right"/>
        </style:tab-stops>
      </style:paragraph-properties>
    </style:style>
    <style:style style:name="P2" style:family="paragraph" style:parent-style-name="Tabletext">
      <style:paragraph-properties fo:text-align="center" style:justify-single-word="false"/>
      <style:text-properties fo:font-weight="bold" officeooo:paragraph-rsid="0005f511" style:font-weight-asian="bold"/>
    </style:style>
    <style:style style:name="P3" style:family="paragraph" style:parent-style-name="Tabletext">
      <style:paragraph-properties fo:text-align="center" style:justify-single-word="false"/>
      <style:text-properties officeooo:paragraph-rsid="0005f511"/>
    </style:style>
    <style:style style:name="P4" style:family="paragraph" style:parent-style-name="Tabletext">
      <style:text-properties officeooo:paragraph-rsid="0005f511"/>
    </style:style>
    <style:style style:name="P5" style:family="paragraph" style:parent-style-name="Tabletext">
      <style:paragraph-properties fo:margin-left="0in" fo:margin-right="0in" fo:text-indent="0.0209in" style:auto-text-indent="false"/>
      <style:text-properties officeooo:rsid="0005f511" officeooo:paragraph-rsid="0005f511"/>
    </style:style>
    <style:style style:name="P6" style:family="paragraph" style:parent-style-name="Podtytuł">
      <style:text-properties officeooo:paragraph-rsid="0005f511"/>
    </style:style>
    <style:style style:name="P7" style:family="paragraph" style:parent-style-name="Spis_20_treści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8" style:family="paragraph" style:parent-style-name="InfoBlue">
      <style:text-properties fo:font-style="normal" officeooo:paragraph-rsid="0005f511" style:font-style-asian="normal" style:font-style-complex="italic"/>
    </style:style>
    <style:style style:name="P9" style:family="paragraph" style:parent-style-name="InfoBlue">
      <style:text-properties officeooo:paragraph-rsid="0005f511"/>
    </style:style>
    <style:style style:name="P10" style:family="paragraph" style:parent-style-name="Cytat_20_intensywny">
      <style:text-properties officeooo:paragraph-rsid="0005f511"/>
    </style:style>
    <style:style style:name="P11" style:family="paragraph" style:parent-style-name="Nagłówek_20_1" style:list-style-name="">
      <style:paragraph-properties fo:line-height="115%" fo:keep-together="always" fo:hyphenation-ladder-count="no-limit"/>
      <style:text-properties fo:hyphenate="false"/>
    </style:style>
    <style:style style:name="P12" style:family="paragraph" style:parent-style-name="Nagłówek_20_1" style:list-style-name="">
      <style:paragraph-properties fo:line-height="115%" fo:keep-together="always" fo:hyphenation-ladder-count="no-limit"/>
      <style:text-properties officeooo:paragraph-rsid="0005f511" fo:hyphenate="false"/>
    </style:style>
    <style:style style:name="P13" style:family="paragraph" style:parent-style-name="Nagłówek_20_1">
      <style:paragraph-properties fo:break-before="page"/>
    </style:style>
    <style:style style:name="P14" style:family="paragraph" style:parent-style-name="Nagłówek_20_1">
      <style:paragraph-properties fo:break-before="page"/>
      <style:text-properties officeooo:paragraph-rsid="0005f511"/>
    </style:style>
    <style:style style:name="P15" style:family="paragraph" style:parent-style-name="Nagłówek_20_1">
      <style:paragraph-properties fo:break-before="page"/>
      <style:text-properties officeooo:rsid="0005f511" officeooo:paragraph-rsid="0005f511"/>
    </style:style>
    <style:style style:name="P16" style:family="paragraph" style:parent-style-name="Nagłówek_20_1" style:master-page-name="MP0">
      <style:paragraph-properties style:page-number="auto" fo:break-before="page"/>
    </style:style>
    <style:style style:name="P17" style:family="paragraph" style:parent-style-name="Main_20_Title">
      <style:text-properties officeooo:paragraph-rsid="0005f511"/>
    </style:style>
    <style:style style:name="P18" style:family="paragraph" style:parent-style-name="Main_20_Title">
      <style:paragraph-properties fo:break-before="page"/>
      <style:text-properties officeooo:paragraph-rsid="0005f511"/>
    </style:style>
    <style:style style:name="P19" style:family="paragraph" style:parent-style-name="Nagłówek_20_8">
      <style:text-properties officeooo:paragraph-rsid="0005f511"/>
    </style:style>
    <style:style style:name="P20" style:family="paragraph" style:parent-style-name="Nagłówek_20_8">
      <style:text-properties fo:font-size="9pt" officeooo:paragraph-rsid="0005f511" style:font-size-asian="9pt" style:font-size-complex="9pt"/>
    </style:style>
    <style:style style:name="P21" style:family="paragraph" style:parent-style-name="Contents_20_2">
      <style:paragraph-properties>
        <style:tab-stops>
          <style:tab-stop style:position="6.3035in" style:type="right" style:leader-style="dotted" style:leader-text="."/>
        </style:tab-stops>
      </style:paragraph-properties>
    </style:style>
    <style:style style:name="P22" style:family="paragraph" style:parent-style-name="Nagłówek_20_2">
      <style:text-properties fo:font-size="9pt" style:font-size-asian="9pt" style:font-size-complex="9pt"/>
    </style:style>
    <style:style style:name="P23" style:family="paragraph" style:parent-style-name="Nagłówek_20_2">
      <style:paragraph-properties fo:break-before="page"/>
      <style:text-properties fo:font-size="9pt" style:font-size-asian="9pt" style:font-size-complex="9pt"/>
    </style:style>
    <style:style style:name="P24" style:family="paragraph" style:parent-style-name="Normalny">
      <style:paragraph-properties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25" style:family="paragraph" style:parent-style-name="Normalny">
      <style:paragraph-properties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5f511"/>
    </style:style>
    <style:style style:name="P26" style:family="paragraph" style:parent-style-name="Normalny">
      <style:paragraph-properties fo:text-align="justify" style:justify-single-word="false"/>
      <style:text-properties officeooo:paragraph-rsid="0005f511"/>
    </style:style>
    <style:style style:name="P27" style:family="paragraph" style:parent-style-name="Normalny" style:list-style-name="L1">
      <style:text-properties style:font-name="Cambria" officeooo:paragraph-rsid="0005f511"/>
    </style:style>
    <style:style style:name="P28" style:family="paragraph" style:parent-style-name="Normalny">
      <style:text-properties officeooo:paragraph-rsid="0005f511"/>
    </style:style>
    <style:style style:name="P29" style:family="paragraph" style:parent-style-name="Normalny">
      <style:paragraph-properties fo:line-height="150%" fo:text-align="justify" style:justify-single-word="false"/>
      <style:text-properties officeooo:paragraph-rsid="0005f511"/>
    </style:style>
    <style:style style:name="P30" style:family="paragraph" style:parent-style-name="Normalny" style:list-style-name="L2">
      <style:text-properties officeooo:paragraph-rsid="0005f511"/>
    </style:style>
    <style:style style:name="P31" style:family="paragraph" style:parent-style-name="Normalny">
      <style:paragraph-properties fo:margin-left="0.25in" fo:margin-right="0in" fo:text-indent="0in" style:auto-text-indent="false">
        <style:tab-stops/>
      </style:paragraph-properties>
      <style:text-properties style:font-name="Cambria" officeooo:paragraph-rsid="0005f511"/>
    </style:style>
    <style:style style:name="P32" style:family="paragraph" style:parent-style-name="Normalny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Cambria" officeooo:paragraph-rsid="0005f511"/>
    </style:style>
    <style:style style:name="P33" style:family="paragraph" style:parent-style-name="Normalny">
      <style:paragraph-properties fo:margin-left="0.25in" fo:margin-right="0in" fo:text-indent="0in" style:auto-text-indent="false">
        <style:tab-stops/>
      </style:paragraph-properties>
      <style:text-properties officeooo:paragraph-rsid="0005f511"/>
    </style:style>
    <style:style style:name="P34" style:family="paragraph" style:parent-style-name="Normalny">
      <style:paragraph-properties fo:margin-left="0.25in" fo:margin-right="0in" fo:text-indent="0in" style:auto-text-indent="false">
        <style:tab-stops/>
      </style:paragraph-properties>
      <style:text-properties fo:font-size="9pt" officeooo:paragraph-rsid="0005f511" style:font-size-asian="9pt" style:font-size-complex="9pt"/>
    </style:style>
    <style:style style:name="P35" style:family="paragraph" style:parent-style-name="Normalny">
      <style:paragraph-properties fo:margin-left="0in" fo:margin-right="0in" fo:text-indent="0.25in" style:auto-text-indent="false"/>
      <style:text-properties style:font-name="Cambria" officeooo:paragraph-rsid="0005f511"/>
    </style:style>
    <style:style style:name="P36" style:family="paragraph" style:parent-style-name="Normalny">
      <style:paragraph-properties fo:margin-left="0in" fo:margin-right="0in" fo:text-indent="0.25in" style:auto-text-indent="false"/>
      <style:text-properties officeooo:paragraph-rsid="0005f511"/>
    </style:style>
    <style:style style:name="P37" style:family="paragraph" style:parent-style-name="Normalny">
      <style:paragraph-properties fo:margin-left="0.5in" fo:margin-right="0in" fo:text-indent="0in" style:auto-text-indent="false">
        <style:tab-stops/>
      </style:paragraph-properties>
      <style:text-properties officeooo:paragraph-rsid="0005f511"/>
    </style:style>
    <style:style style:name="P38" style:family="paragraph" style:parent-style-name="Normalny">
      <style:paragraph-properties fo:line-height="150%" fo:text-align="justify" style:justify-single-word="false" fo:padding-left="0in" fo:padding-right="0in" fo:padding-top="0.0138in" fo:padding-bottom="0in" fo:border-left="none" fo:border-right="none" fo:border-top="0.51pt solid #000000" fo:border-bottom="none" style:shadow="none"/>
      <style:text-properties officeooo:paragraph-rsid="0005f511"/>
    </style:style>
    <style:style style:name="P39" style:family="paragraph" style:parent-style-name="Normalny">
      <style:paragraph-properties fo:line-height="150%" fo:text-align="justify" style:justify-single-word="false" fo:padding-left="0in" fo:padding-right="0in" fo:padding-top="0in" fo:padding-bottom="0.0138in" fo:border-left="none" fo:border-right="none" fo:border-top="none" fo:border-bottom="0.51pt solid #000000" style:shadow="none"/>
      <style:text-properties fo:font-style="italic" officeooo:paragraph-rsid="0005f511" style:font-style-asian="italic"/>
    </style:style>
    <style:style style:name="P40" style:family="paragraph" style:parent-style-name="Normalny">
      <style:paragraph-properties fo:line-height="150%" fo:text-align="justify" style:justify-single-word="false" fo:padding-left="0in" fo:padding-right="0in" fo:padding-top="0in" fo:padding-bottom="0.0138in" fo:border-left="none" fo:border-right="none" fo:border-top="none" fo:border-bottom="0.51pt solid #000000" style:shadow="none"/>
      <style:text-properties officeooo:paragraph-rsid="0005f511"/>
    </style:style>
    <style:style style:name="P41" style:family="paragraph" style:parent-style-name="Tytuł">
      <style:text-properties fo:font-size="14pt" officeooo:paragraph-rsid="0005f511" style:font-size-asian="14pt"/>
    </style:style>
    <style:style style:name="P42" style:family="paragraph" style:parent-style-name="Tytuł" style:master-page-name="MP0">
      <style:paragraph-properties fo:margin-left="0.5909in" fo:margin-right="-0.4898in" fo:text-indent="-0.5909in" style:auto-text-indent="false" style:page-number="auto" fo:break-before="page">
        <style:tab-stops/>
      </style:paragraph-properties>
      <style:text-properties officeooo:paragraph-rsid="0005f511"/>
    </style:style>
    <style:style style:name="P43" style:family="paragraph" style:parent-style-name="Tytuł">
      <style:paragraph-properties fo:margin-left="0.5909in" fo:margin-right="-0.4898in" fo:text-indent="-0.0909in" style:auto-text-indent="false">
        <style:tab-stops/>
      </style:paragraph-properties>
      <style:text-properties officeooo:paragraph-rsid="0005f511"/>
    </style:style>
    <style:style style:name="P44" style:family="paragraph" style:parent-style-name="Tytuł" style:master-page-name="MP1">
      <style:paragraph-properties style:page-number="auto" fo:break-before="page"/>
      <style:text-properties officeooo:paragraph-rsid="0005f511"/>
    </style:style>
    <style:style style:name="P45" style:family="paragraph" style:parent-style-name="Standard">
      <style:text-properties officeooo:rsid="000aba5f" officeooo:paragraph-rsid="0005f511"/>
    </style:style>
    <style:style style:name="P46" style:family="paragraph" style:parent-style-name="Standard">
      <style:text-properties officeooo:paragraph-rsid="0005f511"/>
    </style:style>
    <style:style style:name="P47" style:family="paragraph" style:parent-style-name="Standard">
      <style:text-properties fo:color="#0066b3" officeooo:paragraph-rsid="0005f511"/>
    </style:style>
    <style:style style:name="P48" style:family="paragraph" style:parent-style-name="Standard" style:list-style-name="">
      <style:paragraph-properties fo:line-height="115%" fo:keep-together="always" fo:hyphenation-ladder-count="no-limit"/>
      <style:text-properties officeooo:rsid="0005f511" officeooo:paragraph-rsid="0005f511" fo:hyphenate="false"/>
    </style:style>
    <style:style style:name="P49" style:family="paragraph" style:parent-style-name="Standard">
      <style:paragraph-properties fo:text-align="center" style:justify-single-word="false"/>
      <style:text-properties fo:font-size="9pt" fo:language="en" fo:country="US" officeooo:paragraph-rsid="0005f511" style:font-size-asian="9pt" style:font-size-complex="9pt"/>
    </style:style>
    <style:style style:name="P50" style:family="paragraph" style:parent-style-name="Standard">
      <style:paragraph-properties fo:text-align="center" style:justify-single-word="false"/>
      <style:text-properties fo:language="en" fo:country="US" officeooo:paragraph-rsid="0005f511"/>
    </style:style>
    <style:style style:name="P51" style:family="paragraph" style:parent-style-name="Standard">
      <style:text-properties style:font-name="Arial1" fo:font-size="10pt" fo:font-weight="bold" officeooo:paragraph-rsid="0005f511" style:font-size-asian="10pt" style:font-weight-asian="bold" style:font-name-complex="Arial2" style:font-size-complex="10pt"/>
    </style:style>
    <style:style style:name="P52" style:family="paragraph" style:parent-style-name="Standard">
      <style:text-properties style:font-name="Arial1" fo:font-size="10pt" fo:language="en" fo:country="US" officeooo:rsid="000a5c46" officeooo:paragraph-rsid="0005f511" style:font-size-asian="10pt" style:font-name-complex="Arial2" style:font-size-complex="10pt"/>
    </style:style>
    <style:style style:name="P53" style:family="paragraph" style:parent-style-name="Standard">
      <style:text-properties style:font-name="Arial1" fo:font-size="10pt" fo:language="en" fo:country="US" officeooo:paragraph-rsid="0005f511" style:font-size-asian="10pt" style:font-name-complex="Arial2" style:font-size-complex="10pt"/>
    </style:style>
    <style:style style:name="P54" style:family="paragraph" style:parent-style-name="Standard">
      <style:text-properties style:font-name="Arial1" fo:font-size="10pt" fo:language="en" fo:country="US" fo:font-weight="bold" officeooo:paragraph-rsid="0005f511" style:font-size-asian="10pt" style:font-weight-asian="bold" style:font-name-complex="Arial2" style:font-size-complex="10pt"/>
    </style:style>
    <style:style style:name="P55" style:family="paragraph" style:parent-style-name="Standard">
      <style:text-properties style:font-name="Arial1" fo:font-size="10pt" officeooo:rsid="000b545a" officeooo:paragraph-rsid="0005f511" style:font-size-asian="10pt" style:font-name-complex="Arial2" style:font-size-complex="10pt"/>
    </style:style>
    <style:style style:name="P56" style:family="paragraph" style:parent-style-name="Standard">
      <style:text-properties style:font-name="Arial1" fo:font-size="10pt" officeooo:paragraph-rsid="0005f511" style:font-size-asian="10pt" style:font-name-complex="Arial2" style:font-size-complex="10pt"/>
    </style:style>
    <style:style style:name="P57" style:family="paragraph" style:parent-style-name="Standard">
      <style:text-properties officeooo:rsid="000b545a" officeooo:paragraph-rsid="0005f511"/>
    </style:style>
    <style:style style:name="P58" style:family="paragraph" style:parent-style-name="Standard">
      <style:paragraph-properties fo:text-align="center" style:justify-single-word="false"/>
      <style:text-properties fo:font-size="22pt" fo:language="en" fo:country="US" style:text-underline-style="solid" style:text-underline-width="auto" style:text-underline-color="font-color" fo:font-weight="bold" officeooo:paragraph-rsid="0005f511" style:font-size-asian="22pt" style:font-weight-asian="bold" style:font-size-complex="18pt"/>
    </style:style>
    <style:style style:name="P59" style:family="paragraph" style:parent-style-name="Standard">
      <style:text-properties fo:font-weight="bold" officeooo:paragraph-rsid="0005f511" style:font-weight-asian="bold" style:font-weight-complex="bold"/>
    </style:style>
    <style:style style:name="P60" style:family="paragraph" style:parent-style-name="Standard" style:master-page-name="MP0">
      <style:paragraph-properties style:page-number="auto" fo:break-before="page"/>
      <style:text-properties officeooo:paragraph-rsid="0005f511"/>
    </style:style>
    <style:style style:name="P61" style:family="paragraph" style:parent-style-name="Standard">
      <style:paragraph-properties fo:text-align="center" style:justify-single-word="false" fo:break-before="page"/>
      <style:text-properties officeooo:paragraph-rsid="0005f511"/>
    </style:style>
    <style:style style:name="P62" style:family="paragraph" style:parent-style-name="Standard">
      <style:paragraph-properties fo:margin-top="0in" fo:margin-bottom="0in" loext:contextual-spacing="false" fo:line-height="100%"/>
      <style:text-properties officeooo:rsid="000a5c46" officeooo:paragraph-rsid="0005f511"/>
    </style:style>
    <style:style style:name="P6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weight="bold" officeooo:paragraph-rsid="0005f511" style:font-weight-asian="bold" style:font-weight-complex="bold"/>
    </style:style>
    <style:style style:name="P64" style:family="paragraph" style:parent-style-name="Akapit_20_z_20_listą" style:list-style-name="WWNum35">
      <style:text-properties fo:font-weight="bold" officeooo:paragraph-rsid="0005f511" style:font-weight-asian="bold" style:font-weight-complex="bold"/>
    </style:style>
    <style:style style:name="T1" style:family="text">
      <style:text-properties fo:color="#8db3e2" fo:font-size="10pt" fo:font-weight="bold" style:font-size-asian="10pt" style:font-weight-asian="bold" style:font-size-complex="10pt"/>
    </style:style>
    <style:style style:name="T2" style:family="text">
      <style:text-properties fo:color="#ccc0d9" fo:font-size="8pt" style:font-size-asian="8pt" style:font-size-complex="8pt"/>
    </style:style>
    <style:style style:name="T3" style:family="text">
      <style:text-properties style:font-name="Cambria"/>
    </style:style>
    <style:style style:name="T4" style:family="text">
      <style:text-properties style:font-name="Cambria" fo:font-style="italic" style:font-style-asian="italic"/>
    </style:style>
    <style:style style:name="T5" style:family="text">
      <style:text-properties style:font-name="Cambria" fo:font-weight="bold" style:font-weight-asian="bold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ize="11pt" fo:font-weight="bold" style:font-size-asian="11pt" style:font-weight-asian="bold" style:font-size-complex="11pt"/>
    </style:style>
    <style:style style:name="T9" style:family="text">
      <style:text-properties style:use-window-font-color="true" fo:font-size="11pt" style:font-size-asian="11pt" style:font-size-complex="11pt"/>
    </style:style>
    <style:style style:name="T10" style:family="text">
      <style:text-properties officeooo:rsid="0005f511"/>
    </style:style>
    <style:style style:name="T11" style:family="text">
      <style:text-properties fo:font-style="italic" style:font-style-asian="italic"/>
    </style:style>
    <style:style style:name="T12" style:family="text">
      <style:text-properties officeooo:rsid="0010e095"/>
    </style:style>
    <style:style style:name="T13" style:family="text">
      <style:text-properties officeooo:rsid="00105259"/>
    </style:style>
    <style:style style:name="T14" style:family="text">
      <style:text-properties fo:font-size="22pt" fo:language="en" fo:country="US" style:text-underline-style="solid" style:text-underline-width="auto" style:text-underline-color="font-color" fo:font-weight="bold" style:font-size-asian="22pt" style:font-weight-asian="bold" style:font-size-complex="18pt"/>
    </style:style>
    <style:style style:name="T15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/>
    </style:style>
    <style:style style:name="T16" style:family="text">
      <style:text-properties officeooo:rsid="000b545a"/>
    </style:style>
    <style:style style:name="T17" style:family="text">
      <style:text-properties style:font-name="Arial1" fo:font-size="10pt" style:font-size-asian="10pt" style:font-name-complex="Arial2" style:font-size-complex="10pt"/>
    </style:style>
    <style:style style:name="T18" style:family="text">
      <style:text-properties style:font-name="Arial1" fo:font-size="10pt" officeooo:rsid="000b545a" style:font-size-asian="10pt" style:font-name-complex="Arial2" style:font-size-complex="10pt"/>
    </style:style>
    <style:style style:name="T19" style:family="text">
      <style:text-properties style:font-name="Arial1" fo:font-size="10pt" officeooo:rsid="000a5c46" style:font-size-asian="10pt" style:font-name-complex="Arial2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tab/></text:p>
      <text:p text:style-name="P43"><text:span text:style-name="T10">Specyfikacja wymagań</text:span> systemu Busiarz</text:p>
      <text:p text:style-name="P10">Formalna <text:span text:style-name="T10">specyfikacja wymagań</text:span></text:p>
      <text:p text:style-name="P28"/>
      <text:p text:style-name="P28"/>
      <text:p text:style-name="P6"><text:span text:style-name="Domyślna_20_czcionka_20_akapitu"><text:span text:style-name="T6">Wersja </text:span></text:span>0.1</text:p>
      <text:p text:style-name="P41"/>
      <text:p text:style-name="P28"/>
      <text:p text:style-name="P28"/>
      <text:p text:style-name="P28"/>
      <text:p text:style-name="P28"/>
      <text:p text:style-name="P8"/>
      <text:p text:style-name="P8"/>
      <text:p text:style-name="P8"/>
      <text:p text:style-name="P8"/>
      <text:p text:style-name="P8"/>
      <text:p text:style-name="P8"/>
      <text:p text:style-name="P9"><text:s text:c="4"/></text:p>
      <text:p text:style-name="P44"/>
      <text:p text:style-name="P17">Historia projekt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a</text:p>
          </table:table-cell>
          <table:table-cell table:style-name="Table1.A1" office:value-type="string">
            <text:p text:style-name="P2">Wersja</text:p>
          </table:table-cell>
          <table:table-cell table:style-name="Table1.A1" office:value-type="string">
            <text:p text:style-name="P2">Co zostało zrobione?</text:p>
          </table:table-cell>
          <table:table-cell table:style-name="Table1.A1" office:value-type="string">
            <text:p text:style-name="P2">Autorzy</text:p>
          </table:table-cell>
        </table:table-row>
        <table:table-row>
          <table:table-cell table:style-name="Table1.A1" office:value-type="string">
            <text:p text:style-name="P4"><text:span text:style-name="T10">9</text:span> <text:span text:style-name="T10">kwietnia</text:span> 2019</text:p>
          </table:table-cell>
          <table:table-cell table:style-name="Table1.A1" office:value-type="string">
            <text:p text:style-name="P3">&lt;0.1&gt;</text:p>
          </table:table-cell>
          <table:table-cell table:style-name="Table1.A1" office:value-type="string">
            <text:p text:style-name="P4"><text:user-defined style:data-style-name="N0" text:name="Uwaga">Pierwsza wersja dokument</text:user-defined>u</text:p>
          </table:table-cell>
          <table:table-cell table:style-name="Table1.A1" office:value-type="string">
            <text:p text:style-name="P5">Bartosz Solka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28"/>
      <text:p text:style-name="P28"/>
      <text:p text:style-name="P18"/>
      <text:p text:style-name="P17">Spis treści</text:p>
      <text:p text:style-name="P17"/>
      <text:p text:style-name="P28"/>
      <text:table-of-content text:style-name="Sect1" text:name="_TOC3">
        <text:table-of-content-source text:outline-level="3" text:use-index-marks="false">
          <text:index-title-template text:style-name="Contents_20_Heading">Spis treści</text:index-title-template>
          <text:table-of-content-entry-template text:outline-level="1" text:style-name="Spis_20_treści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pis_20_treści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pis_20_treści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3_Head">
            <text:p text:style-name="Contents_20_Heading">Spis treści</text:p>
          </text:index-title>
          <text:p text:style-name="P7"><text:a xlink:type="simple" xlink:href="#__RefHeading___Toc1660_4202111670">Wymagania CRC<text:tab/>4</text:a></text:p>
          <text:p text:style-name="P7"><text:a xlink:type="simple" xlink:href="#__RefHeading___Toc603_4202111670">Wymagania STRQ<text:tab/>7</text:a></text:p>
          <text:p text:style-name="P7"><text:a xlink:type="simple" xlink:href="#__RefHeading___Toc605_4202111670">Wymagania TERM<text:tab/>7</text:a></text:p>
          <text:p text:style-name="P7"><text:a xlink:type="simple" xlink:href="#__RefHeading___Toc607_4202111670">Wymagania UC<text:tab/>7</text:a></text:p>
          <text:p text:style-name="P7"><text:a xlink:type="simple" xlink:href="#__RefHeading___Toc609_4202111670">Szczegółowe specyfikacje wymagań<text:tab/>7</text:a></text:p>
          <text:p text:style-name="P21"><text:a xlink:type="simple" xlink:href="#__RefHeading___Toc1340_4202111670">Wzorzec formalny<text:tab/>7</text:a></text:p>
          <text:p text:style-name="P21"><text:a xlink:type="simple" xlink:href="#__RefHeading___Toc1342_4202111670">Nieformalny<text:tab/>7</text:a></text:p>
          <text:p text:style-name="P21"><text:a xlink:type="simple" xlink:href="#__RefHeading___Toc1344_4202111670">W stylu RUP<text:tab/>7</text:a></text:p>
          <text:p text:style-name="P21"><text:a xlink:type="simple" xlink:href="#__RefHeading___Toc1346_4202111670">W tabelii jednokolumnowej<text:tab/>7</text:a></text:p>
        </text:index-body>
      </text:table-of-content>
      <text:p text:style-name="P28"><text:bookmark-start text:name="_Toc531244514"/><text:bookmark-end text:name="_Toc531244514"/><text:bookmark-start text:name="__RefHeading___Toc599_4202111670"/><text:bookmark-end text:name="__RefHeading___Toc599_4202111670"/></text:p>
      <text:h text:style-name="P16" text:outline-level="1"><text:bookmark-start text:name="__RefHeading___Toc1660_4202111670"/>Wymagania CRC<text:bookmark-end text:name="__RefHeading___Toc1660_4202111670"/></text:h>
      <text:p text:style-name="P28"/>
      <text:p text:style-name="P38">&lt;Klient&gt; ::= &lt;Odpowiedzialności Klienta&gt; &lt;Współpracownicy Klienta&gt;</text:p>
      <text:p text:style-name="P29">&lt;Odpowiedzialności Klienta&gt; ::= <text:span text:style-name="Domyślna_20_czcionka_20_akapitu"><text:span text:style-name="T11">Kupuje Bilet. </text:span></text:span>| <text:span text:style-name="Domyślna_20_czcionka_20_akapitu"><text:span text:style-name="T11">Rejestruje się.</text:span></text:span> | <text:span text:style-name="Domyślna_20_czcionka_20_akapitu"><text:span text:style-name="T11">Loguje się.</text:span></text:span> | <text:span text:style-name="Domyślna_20_czcionka_20_akapitu"><text:span text:style-name="T11">Składa Reklamację.</text:span></text:span> | <text:span text:style-name="Domyślna_20_czcionka_20_akapitu"><text:span text:style-name="T11">Uzyskuje informację o Rozkładzie Jazdy. </text:span></text:span>| <text:span text:style-name="Domyślna_20_czcionka_20_akapitu"><text:span text:style-name="T11">Zaprasza znajomych do skorzystania z systemu.</text:span></text:span></text:p>
      <text:p text:style-name="P29">&lt;Współpracownicy Klienta&gt; ::= &lt;Bilet&gt; &lt;Reklamacja&gt; &lt;Rozkład Jazdy&gt;</text:p>
      <text:p text:style-name="P39">&lt;Bilet&gt; opisany w Słowniku</text:p>
      <text:p text:style-name="P29">&lt;Reklamacja&gt; ::= &lt;Odpowiedzialności Reklamacji&gt; &lt;Współpracownicy Reklamacji&gt;</text:p>
      <text:p text:style-name="P40">&lt;Odpowiedzialności Reklamacji&gt; ::= <text:span text:style-name="Domyślna_20_czcionka_20_akapitu"><text:span text:style-name="T11">Zawiera: treść, status oraz informację zwrotną.</text:span></text:span> | <text:s/><text:span text:style-name="Domyślna_20_czcionka_20_akapitu"><text:span text:style-name="T11">Udostępnia treść, status oraz informację zwrotną.</text:span></text:span></text:p>
      <text:p text:style-name="P40">&lt;Współpracownicy Reklamacji&gt; ::= <text:span text:style-name="Domyślna_20_czcionka_20_akapitu"><text:span text:style-name="T11">brak</text:span></text:span></text:p>
      <text:p text:style-name="P29">&lt;Pracownik Obsługi Klienta&gt; ::= &lt;Odpowiedzialności Pracownika Obsługi Klienta&gt; &lt;Współpracownicy Pracownika Obsługi Klienta&gt;</text:p>
      <text:p text:style-name="P29">&lt;Odpowiedzialności Pracownika Obsługi Klienta&gt; ::= <text:span text:style-name="Domyślna_20_czcionka_20_akapitu"><text:span text:style-name="T11">Rozpatruje reklamacje.</text:span></text:span> | <text:span text:style-name="Domyślna_20_czcionka_20_akapitu"><text:span text:style-name="T11">Informuje o promocjach.</text:span></text:span> | <text:span text:style-name="Domyślna_20_czcionka_20_akapitu"><text:span text:style-name="T11">Wysyła maila do Klienta.</text:span></text:span></text:p>
      <text:p text:style-name="P40">&lt;Współpracownicy Pracownika Obsługi Klienta&gt; ::= &lt;Reklamacja&gt; &lt;Klient&gt;</text:p>
      <text:p text:style-name="P29">&lt;Rozkład Jazdy&gt; ::= &lt;Odpowiedzialności Rozkładu Jazdy&gt; &lt;Współpracownicy Rozkładu Jazdy&gt;</text:p>
      <text:p text:style-name="P40">&lt;Odpowiedzialności Rozkładu Jazdy&gt; ::= <text:span text:style-name="Domyślna_20_czcionka_20_akapitu"><text:span text:style-name="T11">Zawiera przypisany Kurs, przypisany Przystanek, czas przyjazdu oraz czas odjazdu.</text:span></text:span> | <text:span text:style-name="Domyślna_20_czcionka_20_akapitu"><text:span text:style-name="T11">Udostępnia Kurs, Przystanek, czas przyjazdu oraz czas odjazdu.</text:span></text:span></text:p>
      <text:p text:style-name="P40">&lt;Współpracownicy Rozkładu Jazdy&gt; ::= &lt;Kurs&gt; &lt;Przystanek&gt;</text:p>
      <text:p text:style-name="P29">&lt;Kurs&gt; ::= &lt;Odpowiedzialności Kursu&gt; &lt;Współpracownicy Kursu&gt;</text:p>
      <text:p text:style-name="P29"><text:soft-page-break/>&lt;Odpowiedzialności Kursu&gt; ::= <text:span text:style-name="Domyślna_20_czcionka_20_akapitu"><text:span text:style-name="T11">Zawiera przypisany Pojazd oraz Trasę. </text:span></text:span>| <text:span text:style-name="Domyślna_20_czcionka_20_akapitu"><text:span text:style-name="T11">Udostępnia Pojazd oraz Trasę.</text:span></text:span></text:p>
      <text:p text:style-name="P40">&lt;Współpracownicy Kursu&gt; ::= &lt;Trasa&gt; &lt;Pojazd&gt;</text:p>
      <text:p text:style-name="P29">&lt;Kierowca&gt; ::= &lt;Odpowiedzialności Kierowcy&gt; &lt;Współpracownicy Kierowcy&gt;</text:p>
      <text:p text:style-name="P29">&lt;Odpowiedzialności Kierowcy&gt; ::= <text:span text:style-name="Domyślna_20_czcionka_20_akapitu"><text:span text:style-name="T11">Zgłasza usterkę. </text:span></text:span>| <text:span text:style-name="Domyślna_20_czcionka_20_akapitu"><text:span text:style-name="T11">Sprawdza status prac naprawczych.</text:span></text:span></text:p>
      <text:p text:style-name="P40">&lt;Współpracownicy Kierowcy&gt; ::= &lt;Usterka&gt; &lt;Pojazd&gt; &lt;Praca Naprawcza&gt;</text:p>
      <text:p text:style-name="P29">&lt;Usterka&gt; ::= &lt;Odpowiedzialności Usterki&gt; &lt;Współpracownicy Usterki&gt;</text:p>
      <text:p text:style-name="P29">&lt;Odpowiedzialności Usterki&gt; ::= <text:span text:style-name="Domyślna_20_czcionka_20_akapitu"><text:span text:style-name="T11">Zawiera słowną informację o usterce oraz przypisaną Pracę Naprawczą oraz przypisanego Mechanika</text:span></text:span>.</text:p>
      <text:p text:style-name="P40">&lt;Współpracownicy Usterki&gt; ::= &lt;Praca Naprawcza&gt;</text:p>
      <text:p text:style-name="P29">&lt;Praca Naprawcza&gt; ::= &lt;Odpowiedzialności Pracy Naprawczej&gt; &lt;Współpracownicy Pracy Naprawczej&gt;</text:p>
      <text:p text:style-name="P29">&lt;Odpowiedzialności Pracy Naprawczej&gt; ::= <text:span text:style-name="Domyślna_20_czcionka_20_akapitu"><text:span text:style-name="T11">Zawiera status. </text:span></text:span>| <text:span text:style-name="Domyślna_20_czcionka_20_akapitu"><text:span text:style-name="T11">Udostępnia status.</text:span></text:span></text:p>
      <text:p text:style-name="P40">&lt;Współpracownicy Pracy Naprawczej&gt; ::= <text:span text:style-name="Domyślna_20_czcionka_20_akapitu"><text:span text:style-name="T11">brak</text:span></text:span></text:p>
      <text:p text:style-name="P29">&lt;Mechanik&gt; ::= &lt;Odpowiedzialności Mechanika&gt; &lt;Współpracownicy Mechanika&gt;</text:p>
      <text:p text:style-name="P29">&lt;Odpowiedzialności Mechanika&gt; ::= <text:span text:style-name="Domyślna_20_czcionka_20_akapitu"><text:span text:style-name="T11">Ustawia status Pracy Naprawczej.</text:span></text:span> | <text:span text:style-name="Domyślna_20_czcionka_20_akapitu"><text:span text:style-name="T11">Usuwa Usterkę.</text:span></text:span></text:p>
      <text:p text:style-name="P40">&lt;Współpracownicy Mechanika&gt; ::= &lt;Praca Naprawcza&gt; &lt;Pojazd&gt; &lt;Usterka&gt;</text:p>
      <text:p text:style-name="P29">&lt;Administrator&gt; ::= &lt;Odpowiedzialności Administratora&gt; &lt;Współpracownicy Administratora&gt;</text:p>
      <text:p text:style-name="P29">&lt;Odpowiedzialności Administratora&gt; ::= <text:span text:style-name="Domyślna_20_czcionka_20_akapitu"><text:span text:style-name="T11">Dodaje oraz usuwa pracowników. </text:span></text:span>|<text:span text:style-name="Domyślna_20_czcionka_20_akapitu"><text:span text:style-name="T11"> Usuwa klientów. </text:span></text:span>|<text:span text:style-name="Domyślna_20_czcionka_20_akapitu"><text:span text:style-name="T11"> Dodaje Pojazd do Floty Pojazdów. </text:span></text:span>|<text:span text:style-name="Domyślna_20_czcionka_20_akapitu"><text:span text:style-name="T11"> Usuwa Pojazd z Floty Pojazdów. </text:span></text:span>| <text:span text:style-name="Domyślna_20_czcionka_20_akapitu"><text:span text:style-name="T11">Dodaje oraz usuwa trasę. </text:span></text:span>|<text:span text:style-name="Domyślna_20_czcionka_20_akapitu"><text:span text:style-name="T11"> Dodaje Przystanek do Trasy. </text:span></text:span>|<text:span text:style-name="Domyślna_20_czcionka_20_akapitu"><text:span text:style-name="T11"> Usuwa przystanek z Trasy. </text:span></text:span>| <text:span text:style-name="Domyślna_20_czcionka_20_akapitu"><text:span text:style-name="T11">Dodaje Pojazd do Kursu.</text:span></text:span> | <text:span text:style-name="Domyślna_20_czcionka_20_akapitu"><text:span text:style-name="T11">Usuwa Pojazd z Kursu.</text:span></text:span> | <text:span text:style-name="Domyślna_20_czcionka_20_akapitu"><text:span text:style-name="T11">Dodaje Rozkład Jazdy do Kursu. </text:span></text:span>| <text:span text:style-name="Domyślna_20_czcionka_20_akapitu"><text:span text:style-name="T11">Dodaje Rozkład Jazdy do Przystanku.</text:span></text:span></text:p>
      <text:p text:style-name="P40">&lt;Współpracownicy Administratora&gt; ::= &lt;Pracownik&gt; &lt;Klient&gt; &lt;Flota Pojazdów&gt; &lt;Pojazd&gt; &lt;Trasa&gt; &lt;Przystanek&gt; &lt;Rozkład Jazdy&gt; &lt;Kurs&gt;</text:p>
      <text:p text:style-name="P29"><text:soft-page-break/>&lt;Flota Pojazdów&gt; ::= &lt;Odpowiedzialności Floty Pojazdów&gt; &lt;Współpracownicy Floty Pojazdów&gt;</text:p>
      <text:p text:style-name="P29">&lt;Odpowiedzialności Floty Pojazdów&gt; ::= <text:span text:style-name="Domyślna_20_czcionka_20_akapitu"><text:span text:style-name="T11">Zawiera Pojazdy. </text:span></text:span>| <text:span text:style-name="Domyślna_20_czcionka_20_akapitu"><text:span text:style-name="T11">Udostępnia Pojazdy</text:span></text:span>.</text:p>
      <text:p text:style-name="P40">&lt;Współpracownicy Floty Pojazdów&gt; ::= &lt;Pojazd&gt;</text:p>
      <text:p text:style-name="P29">&lt;Pojazd&gt; ::= &lt;Odpowiedzialności Pojazdu&gt; &lt;Współpracownicy Pojazdu&gt;</text:p>
      <text:p text:style-name="P29">&lt;Odpowiedzialności Pojazdu&gt; ::= <text:span text:style-name="Domyślna_20_czcionka_20_akapitu"><text:span text:style-name="T11">Zawiera Układ Miejsc oraz Usterkę (opcjonalnie). </text:span></text:span>| <text:span text:style-name="Domyślna_20_czcionka_20_akapitu"><text:span text:style-name="T11">Udostępnia Układ Miejsc oraz Usterkę.</text:span></text:span></text:p>
      <text:p text:style-name="P40">&lt;Współpracownicy Pojazdu&gt; ::= &lt;Układ Miejsc&gt; &lt;Usterka&gt;</text:p>
      <text:p text:style-name="P29">&lt;Układ Miejsc&gt; ::= &lt;Odpowiedzialności Układu Miejsc&gt; &lt;Współpracownicy Układu Miejsc&gt;</text:p>
      <text:p text:style-name="P29">&lt;Odpowiedzialności Układu Miejsc&gt; ::= <text:span text:style-name="Domyślna_20_czcionka_20_akapitu"><text:span text:style-name="T11">Zawiera Miejsca. </text:span></text:span>| <text:span text:style-name="Domyślna_20_czcionka_20_akapitu"><text:span text:style-name="T11">Udostępnia Miejsca.</text:span></text:span></text:p>
      <text:p text:style-name="P40">&lt;Współpracownicy Układu Miejsc&gt; ::= &lt;Miejsce&gt;</text:p>
      <text:p text:style-name="P29">&lt;Trasa&gt; ::= &lt;Odpowiedzialności Trasy&gt; &lt;Współpracownicy Trasy&gt;</text:p>
      <text:p text:style-name="P29">&lt;Odpowiedzialności Trasy&gt; ::= <text:span text:style-name="Domyślna_20_czcionka_20_akapitu"><text:span text:style-name="T11">Zawiera przypisane oraz Przystanki.</text:span></text:span> | <text:span text:style-name="Domyślna_20_czcionka_20_akapitu"><text:span text:style-name="T11">Udostępnia przypisane Przystanki.</text:span></text:span></text:p>
      <text:p text:style-name="P40">&lt;Współpracownicy Trasy&gt; ::= &lt;Przystanek&gt;</text:p>
      <text:p text:style-name="P29">&lt;Przystanek&gt; ::= &lt;Odpowiedzialności Przystanku&gt; &lt;Współpracownicy Przystanku&gt;</text:p>
      <text:p text:style-name="P40">&lt;Odpowiedzialności Przystanku&gt; ::= <text:span text:style-name="Domyślna_20_czcionka_20_akapitu"><text:span text:style-name="T11">Zawiera nazwę oraz lokalizację.</text:span></text:span> | <text:span text:style-name="Domyślna_20_czcionka_20_akapitu"><text:span text:style-name="T11">Udostępnia nazwę oraz lokalizację.</text:span></text:span></text:p>
      <text:p text:style-name="P28">&lt;Ogłoszenie&gt; ::= &lt;Odpowiedzialności Ogłoszenia&gt; &lt;Współpracownicy Ogłoszenia&gt;</text:p>
      <text:p text:style-name="P28">&lt;Odpowiedzialności Ogłoszenia&gt; ::= <text:span text:style-name="Domyślna_20_czcionka_20_akapitu"><text:span text:style-name="T11">Zawiera treść. </text:span></text:span>| <text:span text:style-name="Domyślna_20_czcionka_20_akapitu"><text:span text:style-name="T11">Umożliwia zmianę treści Administratorowi.</text:span></text:span></text:p>
      <text:p text:style-name="P28">&lt;Współpracownicy Ogłoszenia&gt; ::= &lt;Administrator&gt;</text:p>
      <text:h text:style-name="P12" text:outline-level="1"/>
      <text:h text:style-name="P14" text:outline-level="1"><text:bookmark-start text:name="__RefHeading___Toc603_4202111670"/>Wymagania STRQ<text:bookmark-end text:name="__RefHeading___Toc603_4202111670"/></text:h>
      <text:p text:style-name="P45"/>
      <text:p text:style-name="P45"><text:span text:style-name="T12">1</text:span> Umożliwienie planowania tras i przejazdów</text:p>
      <text:p text:style-name="P45"><text:span text:style-name="T12">2</text:span> <text:span text:style-name="T13">Usprawnienie zarządzania flotą pojazdów</text:span></text:p>
      <text:p text:style-name="P45"><text:span text:style-name="T12">3</text:span> Umożliwi<text:span text:style-name="T12">e</text:span>nie zarządzania użytkownikami</text:p>
      <text:p text:style-name="P45"><text:span text:style-name="T12">4</text:span> Usprawnienie procesu serisowania pojazdów</text:p>
      <text:p text:style-name="P45"><text:span text:style-name="T12">5</text:span> Zwiększenie liczby klientów</text:p>
      <text:p text:style-name="P45"><text:span text:style-name="T12">6</text:span> Ułatwienie procesu zakupu biletu</text:p>
      <text:p text:style-name="P45"><text:span text:style-name="T12">7</text:span> <text:span text:style-name="T13">Zwiększenie czytelności informacji o dostępnych zniżkach</text:span></text:p>
      <text:p text:style-name="P45"><text:span text:style-name="T12">8</text:span> Usprawnienie komunikacji z klientami</text:p>
      <text:p text:style-name="P45"><text:span text:style-name="T12">9 Przyspieszenie procesu rozpatrywania reklamacji</text:span></text:p>
      <text:h text:style-name="P11" text:outline-level="1"/>
      <text:h text:style-name="P13" text:outline-level="1"><text:bookmark-start text:name="__RefHeading___Toc605_4202111670"/>Wymagania TERM<text:bookmark-end text:name="__RefHeading___Toc605_4202111670"/></text:h>
      <text:p text:style-name="P46">Wymagania typu TERM to tzw. słownik pojęć, który defniuje terminologię używaną w każdym dokumencie projektu. Jest ona tworzona w celu ułatwienia zrozumienia dokumentu przez osoby trzecie.</text:p>
      <text:p text:style-name="P46"/>
      <text:p text:style-name="P46">TERM1: Dokument – zebrane dane oraz informacje w konkretnym miejscu</text:p>
      <text:p text:style-name="P46">TERM2: Klient – osoba korzystająca z usług oferowanych przez firmę za pomocą aplikacji</text:p>
      <text:p text:style-name="P46">TERM3: Aplikacja – oprogramowanie zamówione przez firmę</text:p>
      <text:p text:style-name="P47">TERM4: Archiwizacja – przechowywanie informacji w bazie danych</text:p>
      <text:p text:style-name="P47">TERM5: Baza danych – przestrzeń, w której składowane są dokumenty oraz dane</text:p>
      <text:p text:style-name="P46">TERM6: Prawa dostępu – informacje o tym, czy dany użytkownik ma możliwość przeglądania <text:tab/>wybranych informacji</text:p>
      <text:p text:style-name="P46">TERM7: Koszt biletu – cena wybranej usługi przewozowej oferowanej przez firmę</text:p>
      <text:p text:style-name="P47">TERM8: Architektura systemu – struktura organizacyjna systemu zawierająca wytyczne dotyczące <text:tab/>budowy oraz wdrażania aplikacji</text:p>
      <text:p text:style-name="P47">TERM9: Case – zadanie zdefiniowane w projekcie służące rozwojowi systemu</text:p>
      <text:p text:style-name="P46">TERM10: Koszt projektu – cena wymagana do wyprodukowania i utrzymania projektu</text:p>
      <text:p text:style-name="P47">TERM11: Bug – problem, który może spowodować awarię aplikacji lub otrzymanie niepoprawnych <text:tab/>wyników</text:p>
      <text:p text:style-name="P47">TERM12: Implementacja – dodawanie nowych właściwości lub funkcjonalności do tworzonego <text:tab/>systemu</text:p>
      <text:p text:style-name="P47">TERM13: Data implementacji – czas dostarczenia produktu w wersji roboczej</text:p>
      <text:p text:style-name="P47">TERM14: Zespół deweloperski – grupa osób przypisanych do pracy nad projektem w pełnym <text:tab/>wymiarze godzin</text:p>
      <text:p text:style-name="P46">TERM15: Projekt – zbiór zadań wraz z podaną ramą czasową ich wykonania</text:p>
      <text:p text:style-name="P46">TERM16: Platforma docelowa – środowisko, do którego oprogramowanie jest zaimplementowane</text:p>
      <text:p text:style-name="P46">TERM17: Zestaw narzędzi – oprogramowanie komputerowe używane do wykonywania zadań <text:tab/>związanych z budową oraz utrzymaniem kodu źródłowego aplikacji</text:p>
      <text:p text:style-name="P46">TERM18: Rozmiar bazy danych – rozmiar bazy danych utrzymywanej przez aplikacje podawany w <text:tab/>megabajtach</text:p>
      <text:p text:style-name="P46">TERM19: Dokumentacja – lista dokumentów zawierających kompletne informacje o aplikacji</text:p>
      <text:p text:style-name="P46">TERM20: Samochód – środek transportu przy użyciu którego przewożeni są klienci</text:p>
      <text:p text:style-name="P47">TERM21: Backlog – zbiór historii oraz zadań, nad którymi zespół developerski będzie pracował w <text:tab/>przyszłości</text:p>
      <text:p text:style-name="P46">TERM22: Odpowiedzialności – funkcje aplikacji (obowiązki danej klasy)</text:p>
      <text:p text:style-name="P46">TERM23: Współracownicy – klasy, które pomagają danej klasie w wypełnianiu jej obowiązków</text:p>
      <text:p text:style-name="P46">TERM24: Rejestracja - oznacza proces rejestracji w celu uzyskania dostępu lub korzystania z <text:tab/>aplikacji, zapewniając następujące dane: e-mail, imię i nazwisko. ("Dane personalne").</text:p>
      <text:p text:style-name="P46">TERM25: Użytkownik - oznacza osobę fizyczną, która uzyskuje dostęp lub korzysta z Aplikacji</text:p>
      <text:p text:style-name="P46">TERM26: Reklamacja – zwrócenie się do wykonawcy usługi w sprawie ujawnionych wad w <text:tab/>wykonaniu oferowanej usługi</text:p>
      <text:p text:style-name="P46">TERM27: Bilet – dokument (umowa transportowa) potwierdzający uprawnienie do skorzystania z <text:tab/>określonej usługi, za który nastąpiła zapłata przy jego nabyciu</text:p>
      <text:p text:style-name="P46">TERM28: Pracownik – osoba fizyczna zatrudniona przez zleceniodawce aplikacji</text:p>
      <text:p text:style-name="P46">TERM29: Przystanek – miejsce, w którym pojazd zatrzymuje się, aby zabrać pasażerów.</text:p>
      <text:p text:style-name="P46"><text:soft-page-break/>TERM30: Trasa – droga z ustalonego miejsca początkowego do wyznaczonego miejsca końcowego wiodąca przez określone przystanki. </text:p>
      <text:p text:style-name="P46">TERM31: Kierowca – typ pracownika; osoba prowadząca samochód</text:p>
      <text:p text:style-name="P46">TERM32: Obsługa klienta – zbiór aktywności, w których uczestniczą zarówno klient jak i dostawca</text:p>
      <text:p text:style-name="P46">TERM33: Usterka – wada pojazdu wymagająca naprawy</text:p>
      <text:p text:style-name="P46">TERM34: Praca naprawcza – obsługa umożliwiająca przywrócenie właściwości użytkowych <text:s/><text:tab/>pojazdowi</text:p>
      <text:p text:style-name="P46">TERM35: Mechanik – typ pracownika; osoba fizyczna zajmująca się naprawą pojazdów</text:p>
      <text:p text:style-name="P46">TERM36: Administrator – osoba fizyczna zajmująca się zarządzaniem aplikacją i odpowiadającą za <text:tab/>jej sprawne działanie</text:p>
      <text:p text:style-name="P46">TERM37: Flota pojazdów – zespół wszystkich pojazdów służący do przewozu klientów</text:p>
      <text:p text:style-name="P46">TERM38: Pojazd – urządzenie służące do transportu osób (transport lądowy)</text:p>
      <text:p text:style-name="P46">TERM39: Ogłoszenie – krótka forma wypowiedzi zawierająca informacje dotyczące usług</text:p>
      <text:p text:style-name="P46">TERM40: Menu główne – lista opcji dostępnych dla użytkownika (interfejs)</text:p>
      <text:p text:style-name="P46">TERM41: Formularz – wzór dokumentu widoczny w postaci okna z polami do wypełnienia</text:p>
      <text:p text:style-name="P46">TERM42: Rozkład jazdy – spis planowanych godzin przyjazdów oraz odjazdów dla danego przystanku z uwzględnieniem dat</text:p>
      <text:p text:style-name="P46"/>
      <text:h text:style-name="P11" text:outline-level="1"/>
      <text:h text:style-name="P13" text:outline-level="1"><text:bookmark-start text:name="__RefHeading___Toc607_4202111670"/>Wymagania UC<text:bookmark-end text:name="__RefHeading___Toc607_4202111670"/></text:h>
      <text:p text:style-name="Normalny"/>
      <text:p text:style-name="P60">Wymagania UC informują o sposobie działania systemu. Powinny one realizować wymagania FEAT. Zestaw wymagań typu UC został przedstawiony poniżej.</text:p>
      <text:p text:style-name="P46"/>
      <text:p text:style-name="P46">UC1: Zaloguj się</text:p>
      <text:p text:style-name="P46">UC2: Wyloguj się</text:p>
      <text:p text:style-name="P46">UC3: Dodaj pracownika</text:p>
      <text:p text:style-name="P46">UC4: Nadaj prawa użytkownika</text:p>
      <text:p text:style-name="P46">UC5: Generuj raport z trasy</text:p>
      <text:p text:style-name="P46">UC6: Dodaj trasę</text:p>
      <text:p text:style-name="P46">UC7: Dodaj pojazd</text:p>
      <text:p text:style-name="P46">UC8: Edytuj dane</text:p>
      <text:p text:style-name="P46">UC9: Kup bilet</text:p>
      <text:p text:style-name="P46">UC10: Wyświetl listę tras</text:p>
      <text:p text:style-name="P46">UC11: Pokaż szczegóły trasy</text:p>
      <text:p text:style-name="P46">UC12: Przypisz samochód do pracownika</text:p>
      <text:p text:style-name="P46">UC13: Sprawdź stan naprawy samochodu</text:p>
      <text:p text:style-name="P46">UC14: Zleć naprawę samochodu</text:p>
      <text:p text:style-name="P46">UC15: Wyślij informacje o zakończonej naprawie</text:p>
      <text:p text:style-name="P46">UC16: Pokaż historię zakupów</text:p>
      <text:p text:style-name="P46">UC17: Pokaż historię reklamacji</text:p>
      <text:p text:style-name="P46">UC18: Wyświetl listę zarejestrowanych klientów</text:p>
      <text:p text:style-name="P46">UC19: Usuń konto klienta</text:p>
      <text:p text:style-name="P46">UC20: Dodaj ogłoszenie</text:p>
      <text:p text:style-name="P46">UC21: Zmień dane trasy</text:p>
      <text:p text:style-name="P46">UC22: Dodaj przystanek</text:p>
      <text:p text:style-name="P46">UC23: Usuń przystanek</text:p>
      <text:p text:style-name="P46">UC24: Usuń trasę</text:p>
      <text:p text:style-name="P46">UC25: Dodaj kurs</text:p>
      <text:p text:style-name="P46">UC26: Usuń kurs</text:p>
      <text:p text:style-name="P46">UC27: Usuń pojazd</text:p>
      <text:p text:style-name="P46">UC28: Wyświetl reklamacje klientów</text:p>
      <text:p text:style-name="P46">UC29: Wyślij wiadomość do klienta</text:p>
      <text:p text:style-name="P46">UC30: Pokaż szczegóły reklamacji</text:p>
      <text:p text:style-name="P46">UC31: Zgłoś usterkę pojazdu</text:p>
      <text:p text:style-name="P46">UC32: Sprawdź przypisane prace naprawcze</text:p>
      <text:p text:style-name="P46">UC33: Pokaż historię prac naprawczych i usterek</text:p>
      <text:p text:style-name="P46"/>
      <text:h text:style-name="P48" text:outline-level="1"/>
      <text:h text:style-name="P15" text:outline-level="1"><text:bookmark-start text:name="__RefHeading___Toc609_4202111670"/>Szczegółowe specyfikacje wymagań<text:bookmark-end text:name="__RefHeading___Toc609_4202111670"/></text:h>
      <text:h text:style-name="P22" text:outline-level="2" text:is-list-header="true"><text:bookmark-start text:name="__RefHeading___Toc1340_4202111670"/>Wzorzec formalny<text:bookmark-end text:name="__RefHeading___Toc1340_4202111670"/></text:h>
      <text:h text:style-name="P19" text:outline-level="8">Identyfikator: <text:span text:style-name="Domyślna_20_czcionka_20_akapitu"><text:span text:style-name="T8">1B</text:span></text:span></text:h>
      <text:h text:style-name="P19" text:outline-level="8">Nazwa: <text:span text:style-name="Domyślna_20_czcionka_20_akapitu"><text:span text:style-name="T9">Kup bilet.</text:span></text:span></text:h>
      <text:p text:style-name="P28"/>
      <text:p text:style-name="P26"><text:span text:style-name="Nagłówek_20_8_20_Znak">Opis:</text:span> <text:s/><text:span text:style-name="Domyślna_20_czcionka_20_akapitu"><text:span text:style-name="T3">Klient ma możliwość zakupienia biletu poprzez stronę internetową. Podczas kupowania biletu może dokonać wyboru zniżki. Jeżeli jest zalogowany do systemu, nie musi podawać informacji do biletu, ponieważ są one uzupełniane z jego profilu. </text:span></text:span></text:p>
      <text:p text:style-name="P28"><text:span text:style-name="Nagłówek_20_8_20_Znak">Główny aktor:</text:span> <text:s/><text:span text:style-name="Domyślna_20_czcionka_20_akapitu"><text:span text:style-name="T3">Klient</text:span></text:span></text:p>
      <text:p text:style-name="P28"><text:span text:style-name="Nagłówek_20_8_20_Znak">Warunki początkowe:</text:span> <text:s/><text:span text:style-name="Domyślna_20_czcionka_20_akapitu"><text:span text:style-name="T3">Klient jest w menu wyboru trasy.</text:span></text:span></text:p>
      <text:p text:style-name="P28"><text:span text:style-name="Nagłówek_20_8_20_Znak">Warunki końcowe:</text:span> <text:s/><text:span text:style-name="Domyślna_20_czcionka_20_akapitu"><text:span text:style-name="T3">Bilet został kupiony przez użytkownika.</text:span></text:span></text:p>
      <text:p text:style-name="P28"/>
      <text:h text:style-name="P19" text:outline-level="8">Scenariusz główny:</text:h>
      <text:p text:style-name="P28"/>
      <text:list xml:id="list1797412100" text:style-name="L1">
        <text:list-item>
          <text:p text:style-name="P27">Klient wprowadza przystanek początkowy i końcowy trasy oraz datę i godzinę odjazdu.</text:p>
        </text:list-item>
        <text:list-item>
          <text:p text:style-name="P27">System waliduje dane.</text:p>
        </text:list-item>
        <text:list-item>
          <text:p text:style-name="P27">System wyświetla listę dostępnych kursów.</text:p>
        </text:list-item>
        <text:list-item>
          <text:p text:style-name="P27">Klient wybiera kurs.</text:p>
        </text:list-item>
        <text:list-item>
          <text:p text:style-name="P27">System wyświetla formularz wyboru liczby miejsc oraz zniżek.</text:p>
        </text:list-item>
        <text:list-item>
          <text:p text:style-name="P27">Klient wprowadza liczbę miejsc oraz zniżki.</text:p>
        </text:list-item>
        <text:list-item>
          <text:p text:style-name="P27">System waliduje dane.</text:p>
        </text:list-item>
        <text:list-item>
          <text:p text:style-name="P27">System wyświetla układ miejsc w pojeździe.</text:p>
        </text:list-item>
        <text:list-item>
          <text:p text:style-name="P27">Klient wybiera miejsce.</text:p>
        </text:list-item>
      </text:list>
      <text:p text:style-name="P31">[KLIENT NIEZALOGOWANY]</text:p>
      <text:list xml:id="list193019256364344" text:continue-numbering="true" text:style-name="L1">
        <text:list-item>
          <text:p text:style-name="P27">System wyświetla formularz danych klienta.</text:p>
        </text:list-item>
        <text:list-item>
          <text:p text:style-name="P27"><text:soft-page-break/>Klient wprowadza dane.</text:p>
        </text:list-item>
        <text:list-item>
          <text:p text:style-name="P27">System waliduje dane.</text:p>
        </text:list-item>
        <text:list-item>
          <text:p text:style-name="P27">System przekierowuje do systemu z płatnościami.</text:p>
        </text:list-item>
      </text:list>
      <text:p text:style-name="P35">[BILET KUPIONY]</text:p>
      <text:list xml:id="list193020240707003" text:continue-numbering="true" text:style-name="L1">
        <text:list-item>
          <text:p text:style-name="P27">System wyświetla komunikat o pomyślnym zakupieniu biletu.</text:p>
        </text:list-item>
      </text:list>
      <text:h text:style-name="P19" text:outline-level="8"/>
      <text:h text:style-name="P19" text:outline-level="8">Scenariusz alternatywny:</text:h>
      <text:p text:style-name="P28"/>
      <text:p text:style-name="P35">[1-2] <text:s/>jak w podstawowym przebiegu przypadku użycia</text:p>
      <text:p text:style-name="P35">[Nieprawidłowe dane]</text:p>
      <text:p text:style-name="P31">3a. System wyświetla komunikat błędu.</text:p>
      <text:p text:style-name="P33"><text:span text:style-name="Domyślna_20_czcionka_20_akapitu"><text:span text:style-name="T3">4a. Klient klika </text:span></text:span><text:span text:style-name="Domyślna_20_czcionka_20_akapitu"><text:span text:style-name="T4">OK</text:span></text:span><text:span text:style-name="Domyślna_20_czcionka_20_akapitu"><text:span text:style-name="T3">.</text:span></text:span></text:p>
      <text:p text:style-name="P31">5a. System ponownie wyświetla formularz wyboru liczby miejsc oraz zniżek.</text:p>
      <text:p text:style-name="P31">[powrót do punktu 3 scenariusza podstawowego]</text:p>
      <text:p text:style-name="P33"/>
      <text:p text:style-name="P35">[1-9] <text:s/>jak w podstawowym przebiegu przypadku użycia</text:p>
      <text:p text:style-name="P35">[KLIENT ZALOGOWANY]</text:p>
      <text:p text:style-name="P32">3b. System wyświetla komunikat z prośbą o wybranie, czy użyć danych z profilu czy wprowadzić nowe dane.</text:p>
      <text:p text:style-name="P31">4b. Klient wybiera dane z profilu.</text:p>
      <text:p text:style-name="P31">[powrót do punktu 13 scenariusza podstawowego]</text:p>
      <text:p text:style-name="P33"/>
      <text:p text:style-name="P35">[1-7] <text:s/>jak w podstawowym przebiegu przypadku użycia</text:p>
      <text:p text:style-name="P35">[KLIENT WYBIERA WIĘCEJ NIŻ 1 MIEJSCE]</text:p>
      <text:p text:style-name="P31">8c. System wyświetla układ miejsc w pojeździe.</text:p>
      <text:p text:style-name="P31">9c. Klient wybiera miejsca.</text:p>
      <text:p text:style-name="P35"><text:soft-page-break/>[10-13] <text:s/>jak w podstawowym przebiegu przypadku użycia</text:p>
      <text:p text:style-name="P35">14c. System wyświetla komunikat o pomyślnym zakupieniu biletów.</text:p>
      <text:p text:style-name="P31"/>
      <text:p text:style-name="P28"><text:span text:style-name="Nagłówek_20_8_20_Znak">Częstotliwość użycia:</text:span> <text:s/><text:span text:style-name="Domyślna_20_czcionka_20_akapitu"><text:span text:style-name="T3">Wielokrotnie każdego dnia</text:span></text:span></text:p>
      <text:p text:style-name="P28"><text:span text:style-name="Nagłówek_20_8_20_Znak">Status:</text:span><text:span text:style-name="Domyślna_20_czcionka_20_akapitu"><text:span text:style-name="T3"> <text:s/>Oczekuje na wykonanie</text:span></text:span></text:p>
      <text:h text:style-name="P19" text:outline-level="8">Właściciel: <text:s/><text:span text:style-name="Domyślna_20_czcionka_20_akapitu"><text:span text:style-name="T9">Marcin Moskwa</text:span></text:span></text:h>
      <text:h text:style-name="P20" text:outline-level="8">Priorytet: <text:span text:style-name="Domyślna_20_czcionka_20_akapitu"><text:span text:style-name="T7">P1- Wysoki</text:span></text:span></text:h>
      <text:h text:style-name="P22" text:outline-level="2" text:is-list-header="true"/>
      <text:h text:style-name="P22" text:outline-level="2" text:is-list-header="true"/>
      <text:h text:style-name="P23" text:outline-level="2" text:is-list-header="true"><text:bookmark-start text:name="__RefHeading___Toc1342_4202111670"/>Nieformalny<text:bookmark-end text:name="__RefHeading___Toc1342_4202111670"/></text:h>
      <text:h text:style-name="P19" text:outline-level="8">Nazwa: <text:span text:style-name="Domyślna_20_czcionka_20_akapitu"><text:span text:style-name="T7">Dodaj kurs</text:span></text:span></text:h>
      <text:h text:style-name="P19" text:outline-level="8">Identyfikator: <text:span text:style-name="Domyślna_20_czcionka_20_akapitu"><text:span text:style-name="T7">1A</text:span></text:span></text:h>
      <text:h text:style-name="P19" text:outline-level="8">Podstawowy przebieg przypadku użycia:</text:h>
      <text:p text:style-name="P28"/>
      <text:list xml:id="list1294838867" text:style-name="L2">
        <text:list-item>
          <text:p text:style-name="P30">Administrator wybiera opcję <text:span text:style-name="Domyślna_20_czcionka_20_akapitu"><text:span text:style-name="T11">Dodaj kurs</text:span></text:span>.</text:p>
        </text:list-item>
        <text:list-item>
          <text:p text:style-name="P30">System wyświetla formularz dodawania kursu.</text:p>
        </text:list-item>
        <text:list-item>
          <text:p text:style-name="P30">Administrator wprowadza dane kursu.</text:p>
        </text:list-item>
        <text:list-item>
          <text:p text:style-name="P30">System waliduje wprowadzone dane.</text:p>
        </text:list-item>
      </text:list>
      <text:p text:style-name="P36">[DANE POPRAWNE]</text:p>
      <text:list xml:id="list193018240953064" text:continue-numbering="true" text:style-name="L2">
        <text:list-item>
          <text:p text:style-name="P30">System wyświetla komunikat o poprawnym dodaniu kursu.</text:p>
        </text:list-item>
        <text:list-item>
          <text:p text:style-name="P30">System wyświetla listę kursów.</text:p>
        </text:list-item>
      </text:list>
      <text:p text:style-name="P37"/>
      <text:h text:style-name="P19" text:outline-level="8">Alternatywny przebieg przypadku użycia:</text:h>
      <text:p text:style-name="P28"/>
      <text:p text:style-name="P36">[1-4] <text:s/>jak w podstawowym przebiegu przypadku użycia</text:p>
      <text:p text:style-name="P36">[DANE NIEPOPRAWNE]</text:p>
      <text:p text:style-name="P33">3a. System wyświetla komunikat o niepoprawnych danych kursu.</text:p>
      <text:p text:style-name="P33">4a. Administrator klika przycisk <text:span text:style-name="Domyślna_20_czcionka_20_akapitu"><text:span text:style-name="T11">OK</text:span></text:span>.</text:p>
      <text:p text:style-name="P33">5a. System ponownie wyświetla formularz dodawania kursu.</text:p>
      <text:p text:style-name="P34">[ powrót do punktu 3 scenariusza podstawowego]</text:p>
      <text:h text:style-name="P23" text:outline-level="2" text:is-list-header="true"><text:bookmark-start text:name="__RefHeading___Toc1344_4202111670"/>W stylu RUP<text:bookmark-end text:name="__RefHeading___Toc1344_4202111670"/></text:h>
      <text:p text:style-name="P61"><text:span text:style-name="T14">Initial Use Case Form</text:span><text:span text:style-name="T15"><text:line-break/></text:span></text:p>
      <text:p text:style-name="P5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1">Use Case ID</text:p>
          </table:table-cell>
          <table:table-cell table:style-name="Table2.B1" office:value-type="string">
            <text:p text:style-name="P52">UC6</text:p>
          </table:table-cell>
        </table:table-row>
        <table:table-row table:style-name="Table2.2">
          <table:table-cell table:style-name="Table2.A2" office:value-type="string">
            <text:p text:style-name="P54">Use Case</text:p>
          </table:table-cell>
          <table:table-cell table:style-name="Table2.B2" office:value-type="string">
            <text:p text:style-name="P57">Dodanie trasy</text:p>
          </table:table-cell>
        </table:table-row>
        <table:table-row table:style-name="Table2.2">
          <table:table-cell table:style-name="Table2.A3" office:value-type="string">
            <text:p text:style-name="P54">Elaboration</text:p>
          </table:table-cell>
          <table:table-cell table:style-name="Table2.B3" office:value-type="string">
            <text:p text:style-name="P55">Wyznaczenie trasy z danymi przystankami</text:p>
          </table:table-cell>
        </table:table-row>
        <table:table-row table:style-name="Table2.2">
          <table:table-cell table:style-name="Table2.A3" office:value-type="string">
            <text:p text:style-name="P54">Actors </text:p>
          </table:table-cell>
          <table:table-cell table:style-name="Table2.B3" office:value-type="string">
            <text:p text:style-name="P46"><text:span text:style-name="T16">Administrator</text:span>, System</text:p>
          </table:table-cell>
        </table:table-row>
        <table:table-row table:style-name="Table2.2">
          <table:table-cell table:style-name="Table2.A5" office:value-type="string">
            <text:p text:style-name="P54">Description</text:p>
          </table:table-cell>
          <table:table-cell table:style-name="Table2.B5" office:value-type="string">
            <text:p text:style-name="P55">Administrator chce dodać trasę, przechodzącą przez wybrane przystanki dla wybranych pojazdów</text:p>
          </table:table-cell>
        </table:table-row>
        <table:table-row table:style-name="Table2.2">
          <table:table-cell table:style-name="Table2.A1" office:value-type="string">
            <text:p text:style-name="P54">Priority</text:p>
          </table:table-cell>
          <table:table-cell table:style-name="Table2.B1" office:value-type="string">
            <text:p text:style-name="P53">Wysoki</text:p>
          </table:table-cell>
        </table:table-row>
      </table:table>
      <text:p text:style-name="P46"/>
      <text:p text:style-name="P46"/>
      <text:p text:style-name="P58">Base Use Case Form<text:line-break/></text:p>
      <text:p text:style-name="P5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1">Use Case ID</text:p>
          </table:table-cell>
          <table:table-cell table:style-name="Table3.B1" office:value-type="string">
            <text:p text:style-name="P53">UC6</text:p>
          </table:table-cell>
        </table:table-row>
        <table:table-row table:style-name="Table3.2">
          <table:table-cell table:style-name="Table3.A2" office:value-type="string">
            <text:p text:style-name="P51">Use Case</text:p>
          </table:table-cell>
          <table:table-cell table:style-name="Table3.B2" office:value-type="string">
            <text:p text:style-name="P57">Dodanie trasy</text:p>
          </table:table-cell>
        </table:table-row>
        <table:table-row table:style-name="Table3.2">
          <table:table-cell table:style-name="Table3.A2" office:value-type="string">
            <text:p text:style-name="P51">Elaboration</text:p>
          </table:table-cell>
          <table:table-cell table:style-name="Table3.B2" office:value-type="string">
            <text:p text:style-name="P56">Złożenie oferty gotówkowej do zakupu materiałów.</text:p>
          </table:table-cell>
        </table:table-row>
        <table:table-row table:style-name="Table3.2">
          <table:table-cell table:style-name="Table3.A2" office:value-type="string">
            <text:p text:style-name="P51">Actors </text:p>
          </table:table-cell>
          <table:table-cell table:style-name="Table3.B2" office:value-type="string">
            <text:p text:style-name="P56"><text:span text:style-name="T16">Administrator</text:span>, System</text:p>
          </table:table-cell>
        </table:table-row>
        <table:table-row table:style-name="Table3.2">
          <table:table-cell table:style-name="Table3.A5" office:value-type="string">
            <text:p text:style-name="P51">Description</text:p>
          </table:table-cell>
          <table:table-cell table:style-name="Table3.B5" office:value-type="string">
            <text:p text:style-name="P55">Administrator chce dodać trasę, która składa się ze zdefiniowanych przystanków oraz kursują na niej wybrane pojazdy</text:p>
            <text:p text:style-name="P56"/>
          </table:table-cell>
        </table:table-row>
        <table:table-row table:style-name="Table3.2">
          <table:table-cell table:style-name="Table3.A1" office:value-type="string">
            <text:p text:style-name="P51">Pre-conditions</text:p>
          </table:table-cell>
          <table:table-cell table:style-name="Table3.B1" office:value-type="string">
            <text:p text:style-name="P56"><text:span text:style-name="T16">Administrator</text:span> jest zalogowany do systemu</text:p>
          </table:table-cell>
        </table:table-row>
        <table:table-row table:style-name="Table3.7">
          <table:table-cell table:style-name="Table3.A2" office:value-type="string">
            <text:p text:style-name="P51">Flow of Events</text:p>
          </table:table-cell>
          <table:table-cell table:style-name="Table3.B2" office:value-type="string">
            <text:p text:style-name="P62">1.<text:tab/><text:span text:style-name="T16">Administrator</text:span> klika przycisk "<text:span text:style-name="T16">Dodaj trasę</text:span>"</text:p>
            <text:p text:style-name="P62">2. <text:tab/>System wyświetla stronę z <text:span text:style-name="T16">formularzem dodawania trasy</text:span></text:p>
            <text:p text:style-name="P62">3. <text:tab/><text:span text:style-name="T16">Administrator wypełnia formularz, dodając przystanki oraz wybierając pojazdy</text:span></text:p>
            <text:p text:style-name="P62">4.<text:tab/>System wyświetla <text:span text:style-name="T16">informację o dodaniu trasy</text:span></text:p>
          </table:table-cell>
        </table:table-row>
        <table:table-row table:style-name="Table3.2">
          <table:table-cell table:style-name="Table3.A2" office:value-type="string">
            <text:p text:style-name="P51">Post-conditions</text:p>
          </table:table-cell>
          <table:table-cell table:style-name="Table3.B2" office:value-type="string">
            <text:p text:style-name="P46"><text:span text:style-name="T17">System </text:span><text:span text:style-name="T18">dodał trasę</text:span><text:span text:style-name="T17">.</text:span></text:p>
          </table:table-cell>
        </table:table-row>
        <table:table-row table:style-name="Table3.2">
          <table:table-cell table:style-name="Table3.A5" office:value-type="string">
            <text:p text:style-name="P51">Alternative Flows</text:p>
          </table:table-cell>
          <table:table-cell table:style-name="Table3.B5" office:value-type="string">
            <text:p text:style-name="P56">[ <text:span text:style-name="T16">Niepoprawnie wypełniony formularz</text:span> ]</text:p>
            <text:p text:style-name="P56"><text:bookmark text:name="_GoBack"/>3a.1 System wyświetla informację o <text:span text:style-name="T16">błędach w formularzu</text:span></text:p>
            <text:p text:style-name="P46"><text:span text:style-name="T19">4</text:span><text:span text:style-name="T17">a.2 Idź do </text:span><text:span text:style-name="T18">2</text:span><text:span text:style-name="T17">.</text:span></text:p>
          </table:table-cell>
        </table:table-row>
        <table:table-row table:style-name="Table3.2">
          <table:table-cell table:style-name="Table3.A1" office:value-type="string">
            <text:p text:style-name="P54">Priority</text:p>
          </table:table-cell>
          <table:table-cell table:style-name="Table3.B1" office:value-type="string">
            <text:p text:style-name="P53">Wysoki</text:p>
          </table:table-cell>
        </table:table-row>
        <table:table-row table:style-name="Table3.2">
          <table:table-cell table:style-name="Table3.A2" office:value-type="string">
            <text:p text:style-name="P54">Non-Functional Requirements</text:p>
          </table:table-cell>
          <table:table-cell table:style-name="Table3.B2" office:value-type="string">
            <text:p text:style-name="P53"/>
          </table:table-cell>
        </table:table-row>
        <table:table-row table:style-name="Table3.2">
          <table:table-cell table:style-name="Table3.A2" office:value-type="string">
            <text:p text:style-name="P54">Assumptions</text:p>
          </table:table-cell>
          <table:table-cell table:style-name="Table3.B2" office:value-type="string">
            <text:p text:style-name="P53"/>
          </table:table-cell>
        </table:table-row>
        <table:table-row table:style-name="Table3.2">
          <table:table-cell table:style-name="Table3.A2" office:value-type="string">
            <text:p text:style-name="P54">Outstanding Issues</text:p>
          </table:table-cell>
          <table:table-cell table:style-name="Table3.B2" office:value-type="string">
            <text:p text:style-name="P53"/>
          </table:table-cell>
        </table:table-row>
        <table:table-row table:style-name="Table3.2">
          <table:table-cell table:style-name="Table3.A5" office:value-type="string">
            <text:p text:style-name="P54">Source</text:p>
          </table:table-cell>
          <table:table-cell table:style-name="Table3.B5" office:value-type="string">
            <text:p text:style-name="P53"/>
          </table:table-cell>
        </table:table-row>
      </table:table>
      <text:p text:style-name="P49"/>
      <text:h text:style-name="P23" text:outline-level="2" text:is-list-header="true"><text:bookmark-start text:name="__RefHeading___Toc1346_4202111670"/>W tabelii jednokolumnowej<text:bookmark-end text:name="__RefHeading___Toc1346_4202111670"/></text:h>
      <text:p text:style-name="P28"/>
      <text:p text:style-name="P46"/>
      <table:table table:name="Table4" table:style-name="Table4">
        <table:table-column table:style-name="Table4.A"/>
        <table:table-row>
          <table:table-cell table:style-name="Table4.A1" office:value-type="string">
            <text:p text:style-name="P63">Nazwa</text:p>
          </table:table-cell>
        </table:table-row>
        <table:table-row>
          <table:table-cell table:style-name="Table4.A2" office:value-type="string">
            <text:p text:style-name="P59">Użytkownik <text:s/>systemu chce wyświetlić zamówienie</text:p>
          </table:table-cell>
        </table:table-row>
      </table:table>
      <text:p text:style-name="P46"/>
      <table:table table:name="Table5" table:style-name="Table5">
        <table:table-column table:style-name="Table5.A"/>
        <table:table-row>
          <table:table-cell table:style-name="Table5.A1" office:value-type="string">
            <text:p text:style-name="P63">Identyfikator</text:p>
          </table:table-cell>
        </table:table-row>
        <table:table-row>
          <table:table-cell table:style-name="Table5.A2" office:value-type="string">
            <text:p text:style-name="P59">1A</text:p>
          </table:table-cell>
        </table:table-row>
      </table:table>
      <text:p text:style-name="P46"/>
      <table:table table:name="Table6" table:style-name="Table6">
        <table:table-column table:style-name="Table6.A"/>
        <table:table-row>
          <table:table-cell table:style-name="Table6.A1" office:value-type="string">
            <text:p text:style-name="P63">Opis</text:p>
          </table:table-cell>
        </table:table-row>
        <table:table-row>
          <table:table-cell table:style-name="Table6.A2" office:value-type="string">
            <text:p text:style-name="P46"><text:span text:style-name="Domyślna_20_czcionka_20_akapitu"><text:span text:style-name="T5">Użytkownik systemu ma <text:s/>mieć możliwość wyświetlenia historii swoich zamówień.</text:span></text:span></text:p>
          </table:table-cell>
        </table:table-row>
      </table:table>
      <text:p text:style-name="P46"/>
      <table:table table:name="Table7" table:style-name="Table7">
        <table:table-column table:style-name="Table7.A"/>
        <table:table-row>
          <table:table-cell table:style-name="Table7.A1" office:value-type="string">
            <text:p text:style-name="P63">Główny aktor</text:p>
          </table:table-cell>
        </table:table-row>
        <table:table-row>
          <table:table-cell table:style-name="Table7.A2" office:value-type="string">
            <text:p text:style-name="P59">Użytkownik systemu</text:p>
          </table:table-cell>
        </table:table-row>
      </table:table>
      <text:p text:style-name="P46"/>
      <table:table table:name="Table8" table:style-name="Table8">
        <table:table-column table:style-name="Table8.A"/>
        <table:table-row>
          <table:table-cell table:style-name="Table8.A1" office:value-type="string">
            <text:p text:style-name="P63">Warunki początkowe</text:p>
          </table:table-cell>
        </table:table-row>
        <table:table-row>
          <table:table-cell table:style-name="Table8.A2" office:value-type="string">
            <text:p text:style-name="P59">Użytkownik jest zalogowany do systemu</text:p>
          </table:table-cell>
        </table:table-row>
      </table:table>
      <text:p text:style-name="P46"/>
      <table:table table:name="Table9" table:style-name="Table9">
        <table:table-column table:style-name="Table9.A"/>
        <table:table-row>
          <table:table-cell table:style-name="Table9.A1" office:value-type="string">
            <text:p text:style-name="P63">Warunki końcowe</text:p>
          </table:table-cell>
        </table:table-row>
        <table:table-row>
          <table:table-cell table:style-name="Table9.A2" office:value-type="string">
            <text:p text:style-name="P59">Użytkownik widzi szukane zamówienie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3">Scenariusz główny</text:p>
          </table:table-cell>
        </table:table-row>
        <table:table-row>
          <table:table-cell table:style-name="Table10.A2" office:value-type="string">
            <text:list xml:id="list1723054480" text:style-name="WWNum35">
              <text:list-item>
                <text:p text:style-name="P64">Użytkownik wybiera opcję „zamówienia”</text:p>
              </text:list-item>
            </text:list>
          </table:table-cell>
        </table:table-row>
        <table:table-row>
          <table:table-cell table:style-name="Table10.A3" office:value-type="string">
            <text:list xml:id="list193019978615158" text:continue-numbering="true" text:style-name="WWNum35">
              <text:list-item>
                <text:p text:style-name="P64">System wyświetla listę zamówień klienta</text:p>
              </text:list-item>
            </text:list>
          </table:table-cell>
        </table:table-row>
        <table:table-row>
          <table:table-cell table:style-name="Table10.A4" office:value-type="string">
            <text:list xml:id="list193018785443542" text:continue-numbering="true" text:style-name="WWNum35">
              <text:list-item>
                <text:p text:style-name="P64">Użytkownik wybiera odpowiednie filtry</text:p>
              </text:list-item>
            </text:list>
          </table:table-cell>
        </table:table-row>
        <table:table-row>
          <table:table-cell table:style-name="Table10.A5" office:value-type="string">
            <text:list xml:id="list193019406212597" text:continue-numbering="true" text:style-name="WWNum35">
              <text:list-item>
                <text:p text:style-name="P64">System wyświetla przefiltrowaną listę</text:p>
              </text:list-item>
            </text:list>
          </table:table-cell>
        </table:table-row>
        <table:table-row>
          <table:table-cell table:style-name="Table10.A6" office:value-type="string">
            <text:list xml:id="list193020064479231" text:continue-numbering="true" text:style-name="WWNum35">
              <text:list-item>
                <text:p text:style-name="P64">Użytkownik wybiera interesujące go zamówienie</text:p>
              </text:list-item>
            </text:list>
          </table:table-cell>
        </table:table-row>
        <table:table-row>
          <table:table-cell table:style-name="Table10.A7" office:value-type="string">
            <text:list xml:id="list193018404509393" text:continue-numbering="true" text:style-name="WWNum35">
              <text:list-item>
                <text:p text:style-name="P64">System wyświetla stronę szczegółów zamówienia</text:p>
              </text:list-item>
            </text:list>
          </table:table-cell>
        </table:table-row>
      </table:table>
      <text:p text:style-name="P46"/>
      <text:p text:style-name="P46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3">Scenariusz alternatywny</text:p>
          </table:table-cell>
        </table:table-row>
        <table:table-row>
          <table:table-cell table:style-name="Table11.A2" office:value-type="string">
            <text:p text:style-name="P59">[1-4] w scenariuszu głównym</text:p>
          </table:table-cell>
        </table:table-row>
        <table:table-row>
          <table:table-cell table:style-name="Table11.A3" office:value-type="string">
            <text:p text:style-name="P59"><text:s/>3a. System wyświetla komunikat błędu o braku zamówień</text:p>
          </table:table-cell>
        </table:table-row>
        <table:table-row>
          <table:table-cell table:style-name="Table11.A4" office:value-type="string">
            <text:p text:style-name="P59"><text:s/>Powrót do punktu 2 scenariusza głównego</text:p>
          </table:table-cell>
        </table:table-row>
      </table:table>
      <text:p text:style-name="P46"><text:span text:style-name="Domyślna_20_czcionka_20_akapitu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ny" style:family="paragraph">
      <style:paragraph-properties fo:margin-top="0in" fo:margin-bottom="0.139in" loext:contextual-spacing="false" fo:line-height="115%" fo:hyphenation-ladder-count="no-limit"/>
      <style:text-properties fo:hyphenate="false"/>
    </style:style>
    <style:style style:name="Tytuł" style:family="paragraph" style:parent-style-name="Normalny" style:next-style-name="Normalny">
      <style:paragraph-properties fo:margin-top="0in" fo:margin-bottom="0.2083in" loext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size-complex="26pt" fo:hyphenate="false"/>
    </style:style>
    <style:style style:name="Stopka" style:family="paragraph" style:parent-style-name="Normalny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Cytat_20_intensywny" style:display-name="Cytat intensywny" style:family="paragraph" style:parent-style-name="Normalny" style:next-style-name="Normalny">
      <style:paragraph-properties fo:margin-left="0.65in" fo:margin-right="0.65in" fo:margin-top="0.139in" fo:margin-bottom="0.1945in" loext:contextual-spacing="false" fo:hyphenation-ladder-count="no-limit" fo:text-indent="0in" style:auto-text-indent="false" fo:padding-left="0in" fo:padding-right="0in" fo:padding-top="0in" fo:padding-bottom="0.0555in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Podtytuł" style:family="paragraph" style:parent-style-name="Normalny" style:next-style-name="Normalny">
      <style:paragraph-properties fo:hyphenation-ladder-count="no-limit"/>
      <style:text-properties fo:color="#4f81bd" style:font-name="Cambria" fo:font-family="Cambria" style:font-family-generic="roman" style:font-pitch="variable" fo:font-size="12pt" fo:letter-spacing="0.0102in" fo:font-style="italic" style:font-size-asian="12pt" style:font-style-asian="italic" style:font-size-complex="12pt" style:font-style-complex="italic" fo:hyphenate="false"/>
    </style:style>
    <style:style style:name="InfoBlue" style:family="paragraph" style:parent-style-name="Normalny" style:next-style-name="Tekst_20_podstawowy">
      <style:paragraph-properties fo:margin-left="0.5in" fo:margin-right="0in" fo:margin-top="0in" fo:margin-bottom="0.0835in" loext:contextual-spacing="false" fo:hyphenation-ladder-count="no-limit" fo:text-indent="0in" style:auto-text-indent="false">
        <style:tab-stops/>
      </style:paragraph-properties>
      <style:text-properties fo:color="#0000ff" fo:font-style="italic" style:font-style-asian="italic" fo:hyphenate="false"/>
    </style:style>
    <style:style style:name="Tekst_20_podstawowy" style:display-name="Tekst podstawowy" style:family="paragraph" style:parent-style-name="Normalny">
      <style:paragraph-properties fo:margin-left="0.5in" fo:margin-right="0in" fo:margin-top="0in" fo:margin-bottom="0.0835in" loext:contextual-spacing="false" fo:keep-together="always" fo:hyphenation-ladder-count="no-limit" fo:text-indent="0in" style:auto-text-indent="false">
        <style:tab-stops/>
      </style:paragraph-properties>
      <style:text-properties fo:hyphenate="false"/>
    </style:style>
    <style:style style:name="Main_20_Title" style:display-name="Main Title" style:family="paragraph" style:parent-style-name="Normalny">
      <style:paragraph-properties fo:margin-top="0.3335in" fo:margin-bottom="0.0417in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size-asian="16pt" style:font-weight-asian="bold" fo:hyphenate="false"/>
    </style:style>
    <style:style style:name="Tabletext" style:family="paragraph" style:parent-style-name="Normalny">
      <style:paragraph-properties fo:margin-top="0in" fo:margin-bottom="0.0835in" loext:contextual-spacing="false" fo:keep-together="always" fo:hyphenation-ladder-count="no-limit"/>
      <style:text-properties fo:hyphenate="false"/>
    </style:style>
    <style:style style:name="Spis_20_treści_20_1" style:display-name="Spis treści 1" style:family="paragraph" style:parent-style-name="Normalny" style:next-style-name="Normalny">
      <style:paragraph-properties fo:margin-top="0.1665in" fo:margin-bottom="0.0835in" loext:contextual-spacing="false" fo:hyphenation-ladder-count="no-limit"/>
      <style:text-properties fo:font-weight="bold" style:font-weight-asian="bold" style:font-size-complex="12pt" style:font-weight-complex="bold" fo:hyphenate="false"/>
    </style:style>
    <style:style style:name="Nagłówek_20_1" style:display-name="Nagłówek 1" style:family="paragraph" style:parent-style-name="Normalny" style:next-style-name="Normalny" style:default-outline-level="1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 fo:hyphenate="false"/>
    </style:style>
    <style:style style:name="Nagłówek_20_8" style:display-name="Nagłówek 8" style:family="paragraph" style:parent-style-name="Normalny" style:next-style-name="Normalny" style:default-outline-level="8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0pt" style:font-size-asian="10pt" style:font-size-complex="10pt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agłówek_20_2" style:display-name="Nagłówek 2" style:family="paragraph" style:parent-style-name="Heading_20_2"/>
    <style:style style:name="Akapit_20_z_20_listą" style:display-name="Akapit z listą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omyślna_20_czcionka_20_akapitu" style:display-name="Domyślna czcionka akapitu" style:family="text"/>
    <style:style style:name="Wyróżnienie_20_intensywne" style:display-name="Wyróżnienie intensywne" style:family="text" style:parent-style-name="Domyślna_20_czcionka_20_akapitu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iperłącze" style:family="text" style:parent-style-name="Domyślna_20_czcionka_20_akapitu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Nagłówek_20_8_20_Znak" style:display-name="Nagłówek 8 Znak" style:family="text" style:parent-style-name="Domyślna_20_czcionka_20_akapitu">
      <style:text-properties fo:color="#4f81bd" style:font-name="Cambria" fo:font-family="Cambria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5">
      <text:list-level-style-number text:level="1" text:style-name="WW_5f_CharLFO36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ny">
      <style:paragraph-properties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Stopka">
      <style:paragraph-properties fo:line-height="80%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6.5in" style:type="right"/>
        </style:tab-stops>
      </style:paragraph-properties>
    </style:style>
    <style:style style:name="MP3" style:family="paragraph" style:parent-style-name="Normalny">
      <style:paragraph-properties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5f511"/>
    </style:style>
    <style:style style:name="MT1" style:family="text"/>
    <style:style style:name="MT2" style:family="text">
      <style:text-properties fo:color="#8db3e2" fo:font-size="10pt" fo:font-weight="bold" style:font-size-asian="10pt" style:font-weight-asian="bold" style:font-size-complex="10pt"/>
    </style:style>
    <style:style style:name="MT3" style:family="text">
      <style:text-properties fo:color="#ccc0d9" fo:font-size="8pt" style:font-size-asian="8pt" style:font-size-complex="8pt"/>
    </style:style>
    <style:style style:name="MT4" style:family="text">
      <style:text-properties style:font-name="Cambri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1.0319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083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Wyróżnienie_20_intensywne">Warszawa <text:s text:c="3"/></text:span><text:span text:style-name="Wyróżnienie_20_intensywne">9 kwietnia 2019</text:span></text:p>
      </style:header>
      <style:footer>
        <text:p text:style-name="MP2"><text:span text:style-name="Domyślna_20_czcionka_20_akapitu"><text:span text:style-name="MT2"><text:s/><text:tab/><text:tab/></text:span></text:span><text:span text:style-name="Domyślna_20_czcionka_20_akapitu"><text:span text:style-name="MT3"><text:line-break/></text:span></text:span><text:span text:style-name="Domyślna_20_czcionka_20_akapitu"><text:span text:style-name="MT4"><text:tab/>Strona </text:span></text:span><text:span text:style-name="Domyślna_20_czcionka_20_akapitu"><text:span text:style-name="MT4"><text:page-number text:select-page="current">17</text:page-number></text:span></text:span><text:s/>/ <text:page-count>18</text:page-count></text:p>
      </style:footer>
    </style:master-page>
    <style:master-page style:name="MP1" style:page-layout-name="Mpm3">
      <style:header>
        <text:p text:style-name="MP3"><text:span text:style-name="Wyróżnienie_20_intensywne">Warszawa <text:s text:c="3"/></text:span><text:span text:style-name="Wyróżnienie_20_intensywne">9 kwietnia 2019</text:span></text:p>
      </style:header>
      <style:footer>
        <text:p text:style-name="MP2"><text:span text:style-name="Domyślna_20_czcionka_20_akapitu"><text:span text:style-name="MT2"><text:s/><text:tab/><text:tab/></text:span></text:span><text:span text:style-name="Domyślna_20_czcionka_20_akapitu"><text:span text:style-name="MT3"><text:line-break/></text:span></text:span><text:span text:style-name="Domyślna_20_czcionka_20_akapitu"><text:span text:style-name="MT4"><text:tab/>Strona </text:span></text:span><text:span text:style-name="Domyślna_20_czcionka_20_akapitu"><text:span text:style-name="MT4"><text:page-number text:select-page="current">3</text:page-number></text:span></text:span><text:s/>/ 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9:11:46.818256537</meta:creation-date>
    <dc:date>2019-04-09T19:30:17.845594038</dc:date>
    <meta:editing-duration>PT18M31S</meta:editing-duration>
    <meta:editing-cycles>1</meta:editing-cycles>
    <meta:document-statistic meta:table-count="11" meta:image-count="0" meta:object-count="0" meta:page-count="18" meta:paragraph-count="300" meta:word-count="1859" meta:character-count="14530" meta:non-whitespace-character-count="12895"/>
    <meta:generator>LibreOffice/6.1.4.2$MacOSX_X86_64 LibreOffice_project/9d0f32d1f0b509096fd65e0d4bec26ddd1938fd3</meta:generator>
  </office:meta>
</office:document-meta>
</file>